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21a03d"/>
    </style:style>
    <style:style style:name="P2" style:family="paragraph" style:parent-style-name="Standard">
      <style:text-properties officeooo:paragraph-rsid="003d73a2"/>
    </style:style>
    <style:style style:name="T1" style:family="text">
      <style:text-properties officeooo:rsid="001c2d7c"/>
    </style:style>
    <style:style style:name="T2" style:family="text">
      <style:text-properties officeooo:rsid="0021a03d"/>
    </style:style>
    <style:style style:name="T3" style:family="text">
      <style:text-properties officeooo:rsid="0021ba7b"/>
    </style:style>
    <style:style style:name="T4" style:family="text">
      <style:text-properties officeooo:rsid="003d73a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Объект1" text:anchor-type="as-char" svg:y="-1.422cm" svg:width="9.992cm" svg:height="2.75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Объект2" text:anchor-type="as-char" svg:y="-0.586cm" svg:width="3.565cm" svg:height="1.08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Объект3" text:anchor-type="as-char" svg:y="-0.64cm" svg:width="5.398cm" svg:height="1.19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Объект4" text:anchor-type="as-char" svg:y="-0.388cm" svg:width="10.97cm" svg:height="0.5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Объект5" text:anchor-type="as-char" svg:y="-0.64cm" svg:width="3.09cm" svg:height="1.192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Объект6" text:anchor-type="as-char" svg:y="-0.642cm" svg:width="3.163cm" svg:height="1.194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Standard"><draw:frame draw:style-name="fr1" draw:name="Объект7" text:anchor-type="as-char" svg:y="-0.589cm" svg:width="4.272cm" svg:height="1.09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Объект8" text:anchor-type="as-char" svg:y="-0.642cm" svg:width="2.614cm" svg:height="1.194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">=&gt; </text:span><text:span text:style-name="T1"><draw:frame draw:style-name="fr1" draw:name="Объект9" text:anchor-type="as-char" svg:y="-0.587cm" svg:width="1.856cm" svg:height="1.085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Standard"><text:span text:style-name="T1"><draw:frame draw:style-name="fr1" draw:name="Объект10" text:anchor-type="as-char" svg:y="-2.254cm" svg:width="8.398cm" svg:height="4.383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><text:span text:style-name="T1"><draw:frame draw:style-name="fr1" draw:name="Объект11" text:anchor-type="as-char" svg:y="-1.937cm" svg:width="10.075cm" svg:height="3.72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draw:frame draw:style-name="fr1" draw:name="Объект12" text:anchor-type="as-char" svg:y="-1.94cm" svg:width="4.715cm" svg:height="3.792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"><text:span text:style-name="T2">Задача:</text:span></text:p>
      <text:p text:style-name="P1"><text:span text:style-name="T2"/></text:p>
      <text:p text:style-name="P1"><text:span text:style-name="T2">Пусть </text:span></text:p>
      <text:p text:style-name="P1"><text:span text:style-name="T2"><draw:frame draw:style-name="fr1" draw:name="Объект13" text:anchor-type="as-char" svg:y="-1.439cm" svg:width="3.784cm" svg:height="2.79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">g(x) = </text:span><text:span text:style-name="T2"><draw:frame draw:style-name="fr1" draw:name="Объект14" text:anchor-type="as-char" svg:y="-1.381cm" svg:width="7.197cm" svg:height="2.672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"><text:span text:style-name="T2"><draw:frame draw:style-name="fr1" draw:name="Объект15" text:anchor-type="as-char" svg:y="-1.136cm" svg:width="3.769cm" svg:height="2.184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"><text:soft-page-break/><text:span text:style-name="T2"><draw:frame draw:style-name="fr1" draw:name="Объект16" text:anchor-type="as-char" svg:y="-0.958cm" svg:width="12.758cm" svg:height="1.82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1"><text:span text:style-name="T2"><draw:frame draw:style-name="fr1" draw:name="Объект18" text:anchor-type="as-char" svg:y="-2.11cm" svg:width="5.526cm" svg:height="3.969cm" draw:z-index="16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"><text:span text:style-name="T2"><draw:frame draw:style-name="fr1" draw:name="Объект17" text:anchor-type="as-char" svg:y="-3.182cm" svg:width="4.142cm" svg:height="6.214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"><draw:frame draw:style-name="fr1" draw:name="Объект19" text:anchor-type="as-char" svg:y="-3.182cm" svg:width="6.279cm" svg:height="6.214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"><text:span text:style-name="T4">Далее смотреть фото в телефон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0:55:01</meta:creation-date>
    <meta:generator>LibreOffice/3.6$MacOSX_x86 LibreOffice_project/e29a214-2bbed72-0621de6-a97528c-8f066d</meta:generator>
    <dc:date>2012-10-10T12:46:12</dc:date>
    <meta:editing-duration>PT1H37M38S</meta:editing-duration>
    <meta:editing-cycles>37</meta:editing-cycles>
    <meta:document-statistic meta:table-count="0" meta:image-count="0" meta:object-count="19" meta:page-count="2" meta:paragraph-count="16" meta:word-count="10" meta:character-count="72" meta:non-whitespace-character-count="45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a</mi>
              <mrow>
                <mi>i</mi>
              </mrow>
            </msub>
            <mrow>
              <msub>
                <mi>x</mi>
                <mrow>
                  <mrow>
                    <mi>i</mi>
                    <mo stretchy="false">−</mo>
                    <mn>1</mn>
                  </mrow>
                </mrow>
              </msub>
              <mo stretchy="false">−</mo>
              <msub>
                <mi>b</mi>
                <mrow>
                  <mi>i</mi>
                </mrow>
              </msub>
            </mrow>
            <mrow>
              <msub>
                <mi>x</mi>
                <mrow>
                  <mi>i</mi>
                </mrow>
              </msub>
              <mo stretchy="false">+</mo>
              <msub>
                <mi>c</mi>
                <mrow>
                  <mi>i</mi>
                </mrow>
              </msub>
            </mrow>
            <mrow>
              <msub>
                <mi>x</mi>
                <mrow>
                  <mrow>
                    <mi>i</mi>
                    <mo stretchy="false">+</mo>
                    <mn>1</mn>
                  </mrow>
                </mrow>
              </msub>
              <mo stretchy="false">=</mo>
              <mrow>
                <mo stretchy="false">−</mo>
                <msub>
                  <mi>d</mi>
                  <mrow>
                    <mi>i</mi>
                  </mrow>
                </msub>
              </mrow>
            </mrow>
            <mrow/>
            <mrow/>
            <mrow/>
            <mrow/>
            <mrow/>
            <mrow/>
            <mrow/>
            <mrow/>
            <mrow/>
            <mrow/>
            <mrow>
              <mi>i</mi>
              <mo stretchy="false">∈</mo>
              <mo stretchy="false">{</mo>
            </mrow>
            <mn>1,</mn>
            <mo stretchy="false">…</mo>
            <mi>,</mi>
            <mrow>
              <mi>n</mi>
              <mo stretchy="false">−</mo>
              <mn>1</mn>
            </mrow>
            <mo stretchy="false">}</mo>
          </mrow>
        </mtd>
      </mtr>
      <mtr>
        <mtd>
          <mrow>
            <mrow>
              <msub>
                <mi>x</mi>
                <mrow>
                  <mi>i</mi>
                </mrow>
              </msub>
              <mo stretchy="false">=</mo>
              <msub>
                <mi>d</mi>
                <mrow>
                  <mrow>
                    <mi>i</mi>
                    <mo stretchy="false">+</mo>
                    <mn>1</mn>
                  </mrow>
                </mrow>
              </msub>
            </mrow>
            <mrow>
              <msub>
                <mi>x</mi>
                <mrow>
                  <mrow>
                    <mi>i</mi>
                    <mo stretchy="false">+</mo>
                    <mn>1</mn>
                  </mrow>
                </mrow>
              </msub>
              <mo stretchy="false">+</mo>
              <msub>
                <mo stretchy="false">β</mo>
                <mrow>
                  <mrow>
                    <mi>i</mi>
                    <mo stretchy="false">+</mo>
                    <mn>1</mn>
                  </mrow>
                </mrow>
              </msub>
            </mrow>
            <mi>,</mi>
            <mrow/>
            <mrow/>
            <mrow/>
            <mrow/>
            <mrow/>
            <mrow/>
            <mrow/>
            <mrow/>
            <mrow>
              <mi>i</mi>
              <mo stretchy="false">∈</mo>
              <mo stretchy="false">{</mo>
            </mrow>
            <mn>1,</mn>
            <mo stretchy="false">…</mo>
            <mi>,</mi>
            <mrow>
              <mi>n</mi>
              <mo stretchy="false">−</mo>
              <mn>1</mn>
            </mrow>
            <mo stretchy="false">}</mo>
          </mrow>
        </mtd>
      </mtr>
      <mtr>
        <mtd>
          <mrow>
            <mrow>
              <msub>
                <mi>x</mi>
                <mrow>
                  <mrow>
                    <mi>i</mi>
                    <mo stretchy="false">−</mo>
                    <mn>1</mn>
                  </mrow>
                </mrow>
              </msub>
              <mo stretchy="false">=</mo>
              <msub>
                <mo stretchy="false">α</mo>
                <mrow>
                  <mi>i</mi>
                </mrow>
              </msub>
            </mrow>
            <mrow>
              <mrow>
                <msub>
                  <mi>x</mi>
                  <mrow>
                    <mi>i</mi>
                  </mrow>
                </msub>
                <mo stretchy="false">+</mo>
                <msub>
                  <mo stretchy="false">β</mo>
                  <mrow>
                    <mi>i</mi>
                  </mrow>
                </msub>
              </mrow>
              <mo stretchy="false">=</mo>
              <msub>
                <mo stretchy="false">α</mo>
                <mrow>
                  <mi>i</mi>
                </mrow>
              </msub>
            </mrow>
            <msub>
              <mo stretchy="false">α</mo>
              <mrow>
                <mrow>
                  <mi>i</mi>
                  <mo stretchy="false">+</mo>
                  <mn>1</mn>
                </mrow>
              </mrow>
            </msub>
            <mrow>
              <msub>
                <mi>x</mi>
                <mrow>
                  <mrow>
                    <mi>i</mi>
                    <mo stretchy="false">+</mo>
                    <mn>1</mn>
                  </mrow>
                </mrow>
              </msub>
              <mo stretchy="false">+</mo>
              <msub>
                <mo stretchy="false">α</mo>
                <mrow>
                  <mi>i</mi>
                </mrow>
              </msub>
            </mrow>
            <mrow>
              <msub>
                <mo stretchy="false">β</mo>
                <mrow>
                  <mrow>
                    <mi>i</mi>
                    <mo stretchy="false">+</mo>
                    <mn>1</mn>
                  </mrow>
                </mrow>
              </msub>
              <mo stretchy="false">+</mo>
              <msub>
                <mo stretchy="false">β</mo>
                <mrow>
                  <mi>i</mi>
                </mrow>
              </msub>
            </mrow>
          </mrow>
        </mtd>
      </mtr>
      <mtr>
        <mtd>
          <mrow>
            <msub>
              <mi>a</mi>
              <mrow>
                <mi>i</mi>
              </mrow>
            </msub>
            <mrow>
              <mrow>
                <mo stretchy="false">(</mo>
                <mrow>
                  <msub>
                    <mo stretchy="false">α</mo>
                    <mrow>
                      <mi>i</mi>
                    </mrow>
                  </msub>
                  <msub>
                    <mo stretchy="false">α</mo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  <mrow>
                    <msub>
                      <mi>x</mi>
                      <mrow>
                        <mrow>
                          <mi>i</mi>
                          <mo stretchy="false">+</mo>
                          <mn>1</mn>
                        </mrow>
                      </mrow>
                    </msub>
                    <mo stretchy="false">+</mo>
                    <msub>
                      <mo stretchy="false">α</mo>
                      <mrow>
                        <mi>i</mi>
                      </mrow>
                    </msub>
                  </mrow>
                  <mrow>
                    <msub>
                      <mo stretchy="false">β</mo>
                      <mrow>
                        <mrow>
                          <mi>i</mi>
                          <mo stretchy="false">+</mo>
                          <mn>1</mn>
                        </mrow>
                      </mrow>
                    </msub>
                    <mo stretchy="false">+</mo>
                    <msub>
                      <mo stretchy="false">β</mo>
                      <mrow>
                        <mi>i</mi>
                      </mrow>
                    </msub>
                  </mrow>
                </mrow>
                <mo stretchy="false">)</mo>
              </mrow>
              <mo stretchy="false">−</mo>
              <msub>
                <mi>b</mi>
                <mrow>
                  <mi>i</mi>
                </mrow>
              </msub>
            </mrow>
            <mrow>
              <mrow>
                <mo stretchy="false">(</mo>
                <mrow>
                  <msub>
                    <mo stretchy="false">α</mo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  <mrow>
                    <msub>
                      <mi>x</mi>
                      <mrow>
                        <mrow>
                          <mi>i</mi>
                          <mo stretchy="false">+</mo>
                          <mn>1</mn>
                        </mrow>
                      </mrow>
                    </msub>
                    <mo stretchy="false">+</mo>
                    <msub>
                      <mo stretchy="false">β</mo>
                      <mrow>
                        <mrow>
                          <mi>i</mi>
                          <mo stretchy="false">+</mo>
                          <mn>1</mn>
                        </mrow>
                      </mrow>
                    </msub>
                  </mrow>
                </mrow>
                <mo stretchy="false">)</mo>
              </mrow>
              <mo stretchy="false">+</mo>
              <msub>
                <mi>c</mi>
                <mrow>
                  <mi>i</mi>
                </mrow>
              </msub>
            </mrow>
            <mrow>
              <msub>
                <mi>x</mi>
                <mrow>
                  <mrow>
                    <mi>i</mi>
                    <mo stretchy="false">+</mo>
                    <mn>1</mn>
                  </mrow>
                </mrow>
              </msub>
              <mo stretchy="false">=</mo>
              <mrow>
                <mo stretchy="false">−</mo>
                <msub>
                  <mi>d</mi>
                  <mrow>
                    <mi>i</mi>
                  </mrow>
                </msub>
              </mrow>
            </mrow>
          </mrow>
        </mtd>
      </mtr>
      <mtr>
        <mtd>
          <mrow>
            <mrow>
              <mo stretchy="false">(</mo>
              <mrow>
                <msub>
                  <mi>a</mi>
                  <mrow>
                    <mi>i</mi>
                  </mrow>
                </msub>
                <msub>
                  <mo stretchy="false">α</mo>
                  <mrow>
                    <mi>i</mi>
                  </mrow>
                </msub>
                <msub>
                  <mo stretchy="false">α</mo>
                  <mrow>
                    <mrow>
                      <mi>i</mi>
                      <mo stretchy="false">+</mo>
                      <mn>1</mn>
                    </mrow>
                  </mrow>
                </msub>
                <mrow>
                  <msub>
                    <mi>x</mi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  <mo stretchy="false">−</mo>
                  <msub>
                    <mi>b</mi>
                    <mrow>
                      <mi>i</mi>
                    </mrow>
                  </msub>
                </mrow>
                <mrow>
                  <msub>
                    <mo stretchy="false">α</mo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  <mo stretchy="false">+</mo>
                  <msub>
                    <mi>c</mi>
                    <mrow>
                      <mi>i</mi>
                    </mrow>
                  </msub>
                </mrow>
              </mrow>
              <mo stretchy="false">)</mo>
            </mrow>
            <mrow>
              <msub>
                <mi>x</mi>
                <mrow>
                  <mrow>
                    <mi>i</mi>
                    <mo stretchy="false">+</mo>
                    <mn>1</mn>
                  </mrow>
                </mrow>
              </msub>
              <mo stretchy="false">=</mo>
              <msub>
                <mi>b</mi>
                <mrow>
                  <mi>i</mi>
                </mrow>
              </msub>
            </mrow>
            <mrow>
              <mrow>
                <msub>
                  <mo stretchy="false">β</mo>
                  <mrow>
                    <mrow>
                      <mi>i</mi>
                      <mo stretchy="false">+</mo>
                      <mn>1</mn>
                    </mrow>
                  </mrow>
                </msub>
                <mo stretchy="false">−</mo>
                <msub>
                  <mi>d</mi>
                  <mrow>
                    <mi>i</mi>
                  </mrow>
                </msub>
              </mrow>
              <mo stretchy="false">−</mo>
              <msub>
                <mi>a</mi>
                <mrow>
                  <mi>i</mi>
                </mrow>
              </msub>
            </mrow>
            <msub>
              <mo stretchy="false">α</mo>
              <mrow>
                <mi>i</mi>
              </mrow>
            </msub>
            <mrow>
              <msub>
                <mo stretchy="false">β</mo>
                <mrow>
                  <mrow>
                    <mi>i</mi>
                    <mo stretchy="false">+</mo>
                    <mn>1</mn>
                  </mrow>
                </mrow>
              </msub>
              <mo stretchy="false">−</mo>
              <msub>
                <mo stretchy="false">β</mo>
                <mrow>
                  <mi>i</mi>
                </mrow>
              </msub>
            </mrow>
            <msub>
              <mi>a</mi>
              <mrow>
                <mi>i</mi>
              </mrow>
            </msub>
          </mrow>
        </mtd>
      </mtr>
    </mtable>
    <annotation encoding="StarMath 5.0">a_{i}x_{i-1} - b_{i}x_{i}+c_{i}x_{i+1} = -d_{i}{}{}{}{}{}{}{}{}{}{} i in \{1,dotslow,n-1\} 
newline
x_{i} = d_{i+1}x_{i+1}+%beta_{i+1},{}{}{}{}{}{}{}{}i in \{1, dotslow, n-1\} newline
x_{i-1} = %alpha_{i}x_{i}+%beta_{i} = %alpha_{i}%alpha_{i+1}x_{i+1}+%alpha_{i}%beta_{i+1}+%beta_{i}
newline
a_{i}(%alpha_{i}%alpha_{i+1}x_{i+1}+ %alpha_{i}%beta_{i+1}+%beta_{i}) - b_{i}(%alpha_{i+1}x_{i+1}+%beta_{i+1})+c_{i}x_{i+1} = -d_{i} 
newline
(a_{i}%alpha_{i}%alpha_{i+1}x_{i+1} - b_{i}%alpha_{i+1}+c_{i})x_{i+1} = b_{i}%beta_{i+1} - d_{i}-a_{i}%alpha_{i}%beta_{i+1} - %beta_{i}a_{i}</annotation>
  </semantics>
</math>
</file>

<file path=Object 10/content.xml><?xml version="1.0" encoding="utf-8"?>
<math xmlns="http://www.w3.org/1998/Math/MathML">
  <semantics>
    <mtable>
      <mtr>
        <mtd>
          <mrow>
            <mrow>
              <mo stretchy="false">−</mo>
              <msub>
                <mi>b</mi>
                <mrow>
                  <mn>0</mn>
                </mrow>
              </msub>
            </mrow>
            <mrow>
              <msub>
                <mi>x</mi>
                <mrow>
                  <mn>0</mn>
                </mrow>
              </msub>
              <mo stretchy="false">+</mo>
              <msub>
                <mi>c</mi>
                <mrow>
                  <mn>0</mn>
                </mrow>
              </msub>
            </mrow>
            <mrow>
              <msub>
                <mi>x</mi>
                <mrow>
                  <mn>1</mn>
                </mrow>
              </msub>
              <mo stretchy="false">=</mo>
              <mrow>
                <mo stretchy="false">−</mo>
                <msub>
                  <mi>d</mi>
                  <mrow>
                    <mn>0</mn>
                  </mrow>
                </msub>
              </mrow>
            </mrow>
          </mrow>
        </mtd>
      </mtr>
      <mtr>
        <mtd>
          <mrow>
            <msub>
              <mi>a</mi>
              <mrow>
                <mi>n</mi>
              </mrow>
            </msub>
            <mrow>
              <msub>
                <mi>x</mi>
                <mrow>
                  <mrow>
                    <mi>n</mi>
                    <mo stretchy="false">+</mo>
                    <mn>1</mn>
                  </mrow>
                </mrow>
              </msub>
              <mo stretchy="false">−</mo>
              <msub>
                <mi>b</mi>
                <mrow>
                  <mi>n</mi>
                </mrow>
              </msub>
            </mrow>
            <mrow>
              <msub>
                <mi>x</mi>
                <mrow>
                  <mi>n</mi>
                </mrow>
              </msub>
              <mo stretchy="false">=</mo>
              <mrow>
                <mo stretchy="false">−</mo>
                <msub>
                  <mi>d</mi>
                  <mrow>
                    <mi>n</mi>
                  </mrow>
                </msub>
              </mrow>
            </mrow>
          </mrow>
        </mtd>
      </mtr>
      <mtr>
        <mtd>
          <mrow>
            <msub>
              <mi>a</mi>
              <mrow>
                <mi>i</mi>
              </mrow>
            </msub>
            <mrow>
              <msub>
                <mi>x</mi>
                <mrow>
                  <mrow>
                    <mi>i</mi>
                    <mo stretchy="false">−</mo>
                    <mn>1</mn>
                  </mrow>
                </mrow>
              </msub>
              <mo stretchy="false">−</mo>
              <msub>
                <mi>b</mi>
                <mrow>
                  <mi>i</mi>
                </mrow>
              </msub>
            </mrow>
            <mrow>
              <msub>
                <mi>x</mi>
                <mrow>
                  <mi>i</mi>
                </mrow>
              </msub>
              <mo stretchy="false">−</mo>
              <msub>
                <mi>b</mi>
                <mrow>
                  <mi>i</mi>
                </mrow>
              </msub>
            </mrow>
            <mrow>
              <msub>
                <mi>x</mi>
                <mrow>
                  <mi>i</mi>
                </mrow>
              </msub>
              <mo stretchy="false">+</mo>
              <msub>
                <mi>c</mi>
                <mrow>
                  <mi>i</mi>
                </mrow>
              </msub>
            </mrow>
            <mrow>
              <msub>
                <mi>x</mi>
                <mrow>
                  <mrow>
                    <mi>i</mi>
                    <mo stretchy="false">+</mo>
                    <mn>1</mn>
                  </mrow>
                </mrow>
              </msub>
              <mo stretchy="false">=</mo>
              <mrow>
                <mo stretchy="false">−</mo>
                <msub>
                  <mi>d</mi>
                  <mrow>
                    <mi>i</mi>
                  </mrow>
                </msub>
              </mrow>
            </mrow>
            <mrow/>
            <mrow/>
            <mrow/>
            <mrow/>
            <mrow/>
            <mrow>
              <mi>i</mi>
              <mo stretchy="false">∈</mo>
              <mo stretchy="false">{</mo>
            </mrow>
            <mn>1,</mn>
            <mo stretchy="false">…</mo>
            <mi>,</mi>
            <mrow>
              <mi>n</mi>
              <mo stretchy="false">−</mo>
              <mn>1</mn>
            </mrow>
            <mo stretchy="false">}</mo>
          </mrow>
        </mtd>
      </mtr>
      <mtr>
        <mtd>
          <mrow>
            <mrow>
              <mo stretchy="false">(</mo>
              <mo stretchy="false">∗</mo>
              <mo stretchy="false">)</mo>
            </mrow>
            <mrow>
              <msub>
                <mi>x</mi>
                <mrow>
                  <mi>i</mi>
                </mrow>
              </msub>
              <mo stretchy="false">=</mo>
              <msub>
                <mo stretchy="false">α</mo>
                <mrow>
                  <mrow>
                    <mi>i</mi>
                    <mo stretchy="false">+</mo>
                    <mn>1</mn>
                  </mrow>
                </mrow>
              </msub>
            </mrow>
            <mrow>
              <msub>
                <mi>x</mi>
                <mrow>
                  <mrow>
                    <mi>i</mi>
                    <mo stretchy="false">+</mo>
                    <mn>1</mn>
                  </mrow>
                </mrow>
              </msub>
              <mo stretchy="false">+</mo>
              <msub>
                <mo stretchy="false">β</mo>
                <mrow>
                  <mrow>
                    <mi>i</mi>
                    <mo stretchy="false">+</mo>
                    <mn>1</mn>
                  </mrow>
                </mrow>
              </msub>
            </mrow>
            <mi>,</mi>
            <mrow/>
            <mrow/>
            <mrow/>
            <mrow/>
            <mrow>
              <mi>i</mi>
              <mo stretchy="false">∈</mo>
              <mo stretchy="false">{</mo>
            </mrow>
            <mn>1,</mn>
            <mo stretchy="false">…</mo>
            <mi>,</mi>
            <mrow>
              <mi>n</mi>
              <mo stretchy="false">−</mo>
              <mn>1</mn>
            </mrow>
            <mo stretchy="false">}</mo>
          </mrow>
        </mtd>
      </mtr>
      <mtr>
        <mtd>
          <mrow>
            <mrow>
              <mo stretchy="false">(</mo>
              <mo stretchy="false">∗</mo>
              <mn>2</mn>
            </mrow>
            <mo stretchy="false">)</mo>
            <mrow>
              <msub>
                <mo stretchy="false">α</mo>
                <mrow>
                  <mrow>
                    <mi>i</mi>
                    <mo stretchy="false">+</mo>
                    <mn>1</mn>
                  </mrow>
                </mrow>
              </msub>
              <mo stretchy="false">=</mo>
              <mrow>
                <msub>
                  <mi>c</mi>
                  <mrow>
                    <mi>i</mi>
                  </mrow>
                </msub>
                <mo stretchy="false">/</mo>
                <mrow>
                  <mo stretchy="false">(</mo>
                  <mrow>
                    <mrow>
                      <msub>
                        <mi>b</mi>
                        <mrow>
                          <mi>i</mi>
                        </mrow>
                      </msub>
                      <mo stretchy="false">−</mo>
                      <msub>
                        <mi>a</mi>
                        <mrow>
                          <mi>i</mi>
                        </mrow>
                      </msub>
                    </mrow>
                    <msub>
                      <mi>d</mi>
                      <mrow>
                        <mi>i</mi>
                      </mrow>
                    </msub>
                  </mrow>
                  <mo stretchy="false">)</mo>
                </mrow>
              </mrow>
            </mrow>
          </mrow>
        </mtd>
      </mtr>
      <mtr>
        <mtd>
          <mrow>
            <mrow>
              <msub>
                <mo stretchy="false">β</mo>
                <mrow>
                  <mrow>
                    <mi>i</mi>
                    <mo stretchy="false">+</mo>
                    <mn>1</mn>
                  </mrow>
                </mrow>
              </msub>
              <mo stretchy="false">=</mo>
              <mrow>
                <mrow>
                  <mo stretchy="false">(</mo>
                  <mrow>
                    <mrow>
                      <msub>
                        <mi>d</mi>
                        <mrow>
                          <mi>i</mi>
                        </mrow>
                      </msub>
                      <mo stretchy="false">+</mo>
                      <msub>
                        <mi>a</mi>
                        <mrow>
                          <mi>i</mi>
                        </mrow>
                      </msub>
                    </mrow>
                    <msub>
                      <mo stretchy="false">β</mo>
                      <mrow>
                        <mi>i</mi>
                      </mrow>
                    </msub>
                  </mrow>
                  <mo stretchy="false">)</mo>
                </mrow>
                <mo stretchy="false">/</mo>
                <mrow>
                  <mo stretchy="false">(</mo>
                  <mrow>
                    <mrow>
                      <msub>
                        <mi>b</mi>
                        <mrow>
                          <mi>i</mi>
                        </mrow>
                      </msub>
                      <mo stretchy="false">−</mo>
                      <msub>
                        <mi>a</mi>
                        <mrow>
                          <mi>i</mi>
                        </mrow>
                      </msub>
                    </mrow>
                    <msub>
                      <mi>d</mi>
                      <mrow>
                        <mi>i</mi>
                      </mrow>
                    </msub>
                  </mrow>
                  <mo stretchy="false">)</mo>
                </mrow>
              </mrow>
            </mrow>
          </mrow>
        </mtd>
      </mtr>
      <mtr>
        <mtd>
          <mrow>
            <mrow>
              <msub>
                <mo stretchy="false">α</mo>
                <mrow>
                  <mn>1</mn>
                </mrow>
              </msub>
              <mo stretchy="false">=</mo>
              <mrow>
                <msub>
                  <mi>c</mi>
                  <mrow>
                    <mn>0</mn>
                  </mrow>
                </msub>
                <mo stretchy="false">/</mo>
                <msub>
                  <mi>b</mi>
                  <mrow>
                    <mn>0</mn>
                  </mrow>
                </msub>
              </mrow>
            </mrow>
          </mrow>
        </mtd>
      </mtr>
      <mtr>
        <mtd>
          <mrow>
            <mrow>
              <mi>i</mi>
              <mo stretchy="false">∈</mo>
              <mo stretchy="false">{</mo>
            </mrow>
            <mn>1,</mn>
            <mo stretchy="false">…</mo>
            <mi>,</mi>
            <mrow>
              <mi>n</mi>
              <mo stretchy="false">−</mo>
              <mn>1</mn>
            </mrow>
            <mo stretchy="false">}</mo>
          </mrow>
        </mtd>
      </mtr>
    </mtable>
    <annotation encoding="StarMath 5.0">-b_{0}x_{0} + c_{0}x_{1} = -d_{0}
newline
a_{n}x_{n+1} - b_{n}x_{n} = -d_{n}
newline
a_{i}x_{i-1} - b_{i}x_{i} - b_{i}x_{i}+c_{i}x_{i+1} = -d_{i} {}{}{}{}{}i in \{1,dotslow,n-1\} 
newline
\(*\) x_{i} = %alpha_{i+1}x_{i+1}+%beta_{i+1},{}{}{}{}i in \{1,dotslow,n-1\}
newline
\(*2\)%alpha_{i+1} = c_{i}/(b_{i}-a_{i}d_{i}) 
newline
%beta_{i+1} = (d_{i}+a_{i}%beta_{i})/(b_{i} - a_{i}d_{i})
newline
%alpha_{1} = c_{0}/b_{0} 
newline
i in \{1,dotslow,n-1\}</annotation>
  </semantics>
</math>
</file>

<file path=Object 11/content.xml><?xml version="1.0" encoding="utf-8"?>
<math xmlns="http://www.w3.org/1998/Math/MathML">
  <semantics>
    <mtable>
      <mtr>
        <mtd>
          <mrow>
            <mi mathvariant="italic">Если</mi>
            <mrow>
              <mfenced open="∣" close="∣">
                <mrow>
                  <msub>
                    <mi>b</mi>
                    <mrow>
                      <mi>i</mi>
                    </mrow>
                  </msub>
                </mrow>
              </mfenced>
              <mo stretchy="false">&gt;</mo>
              <mrow>
                <mfenced open="∣" close="∣">
                  <mrow>
                    <msub>
                      <mi>a</mi>
                      <mrow>
                        <mi>i</mi>
                      </mrow>
                    </msub>
                  </mrow>
                </mfenced>
                <mo stretchy="false">+</mo>
                <mfenced open="∣" close="∣">
                  <mrow>
                    <msub>
                      <mi>c</mi>
                      <mrow>
                        <mi>i</mi>
                      </mrow>
                    </msub>
                  </mrow>
                </mfenced>
              </mrow>
            </mrow>
            <mi>,</mi>
            <mrow>
              <mrow>
                <mfenced open="∣" close="∣">
                  <mrow>
                    <msub>
                      <mo stretchy="false">α</mo>
                      <mrow>
                        <mn>1</mn>
                      </mrow>
                    </msub>
                  </mrow>
                </mfenced>
                <mo stretchy="false">=</mo>
                <mrow>
                  <mfenced open="∣" close="∣">
                    <mrow>
                      <msub>
                        <mi>c</mi>
                        <mrow>
                          <mn>0</mn>
                        </mrow>
                      </msub>
                    </mrow>
                  </mfenced>
                  <mo stretchy="false">/</mo>
                  <mfenced open="∣" close="∣">
                    <mrow>
                      <msub>
                        <mi>b</mi>
                        <mrow>
                          <mn>0</mn>
                        </mrow>
                      </msub>
                    </mrow>
                  </mfenced>
                </mrow>
              </mrow>
              <mo stretchy="false">&lt;</mo>
              <mn>1</mn>
            </mrow>
          </mrow>
        </mtd>
      </mtr>
      <mtr>
        <mtd>
          <mrow>
            <mrow>
              <mrow>
                <mfenced open="∣" close="∣">
                  <mrow>
                    <msub>
                      <mo stretchy="false">α</mo>
                      <mrow>
                        <mrow>
                          <mi>i</mi>
                          <mo stretchy="false">+</mo>
                          <mn>1</mn>
                        </mrow>
                      </mrow>
                    </msub>
                  </mrow>
                </mfenced>
                <mo stretchy="false">=</mo>
                <mrow>
                  <mfenced open="∣" close="∣">
                    <mrow>
                      <msub>
                        <mi>c</mi>
                        <mrow>
                          <mi>i</mi>
                        </mrow>
                      </msub>
                    </mrow>
                  </mfenced>
                  <mo stretchy="false">/</mo>
                  <mfenced open="∣" close="∣">
                    <mrow>
                      <mrow>
                        <msub>
                          <mi>b</mi>
                          <mrow>
                            <mi>i</mi>
                          </mrow>
                        </msub>
                        <mo stretchy="false">−</mo>
                        <msub>
                          <mi>a</mi>
                          <mrow>
                            <mi>i</mi>
                          </mrow>
                        </msub>
                      </mrow>
                      <msub>
                        <mo stretchy="false">α</mo>
                        <mrow>
                          <mi>i</mi>
                        </mrow>
                      </msub>
                    </mrow>
                  </mfenced>
                </mrow>
              </mrow>
              <mo stretchy="false">&lt;</mo>
              <mn>1,</mn>
            </mrow>
            <mi mathvariant="italic">т.к.</mi>
          </mrow>
        </mtd>
      </mtr>
      <mtr>
        <mtd>
          <mrow>
            <mrow>
              <mfenced open="∣" close="∣">
                <mrow>
                  <msub>
                    <mi>b</mi>
                    <mrow>
                      <mi>i</mi>
                    </mrow>
                  </msub>
                </mrow>
              </mfenced>
              <mo stretchy="false">&gt;</mo>
              <mrow>
                <mfenced open="∣" close="∣">
                  <mrow>
                    <msub>
                      <mi>a</mi>
                      <mrow>
                        <mi>i</mi>
                      </mrow>
                    </msub>
                  </mrow>
                </mfenced>
                <mo stretchy="false">+</mo>
                <mfenced open="∣" close="∣">
                  <mrow>
                    <msub>
                      <mi>c</mi>
                      <mrow>
                        <mi>i</mi>
                      </mrow>
                    </msub>
                  </mrow>
                </mfenced>
              </mrow>
            </mrow>
            <mo stretchy="false">⇒</mo>
            <mrow>
              <mfenced open="∣" close="∣">
                <mrow>
                  <msub>
                    <mi>b</mi>
                    <mrow>
                      <mi>i</mi>
                    </mrow>
                  </msub>
                </mrow>
              </mfenced>
              <mo stretchy="false">−</mo>
              <mo stretchy="false">ε</mo>
            </mrow>
            <mrow>
              <mfenced open="∣" close="∣">
                <mrow>
                  <msub>
                    <mi>a</mi>
                    <mrow>
                      <mi>i</mi>
                    </mrow>
                  </msub>
                </mrow>
              </mfenced>
              <mo stretchy="false">&gt;</mo>
              <mfenced open="∣" close="∣">
                <mrow>
                  <msub>
                    <mi>c</mi>
                    <mrow>
                      <mi>i</mi>
                    </mrow>
                  </msub>
                </mrow>
              </mfenced>
            </mrow>
            <mo stretchy="false">⇒</mo>
            <mrow>
              <mfenced open="∣" close="∣">
                <mrow>
                  <mrow>
                    <msub>
                      <mi>b</mi>
                      <mrow>
                        <mi>i</mi>
                      </mrow>
                    </msub>
                    <mo stretchy="false">−</mo>
                    <mo stretchy="false">ε</mo>
                  </mrow>
                  <msub>
                    <mi>a</mi>
                    <mrow>
                      <mi>i</mi>
                    </mrow>
                  </msub>
                </mrow>
              </mfenced>
              <mo stretchy="false">&gt;</mo>
              <mfenced open="∣" close="∣">
                <mrow>
                  <msub>
                    <mi>c</mi>
                    <mrow>
                      <mi>i</mi>
                    </mrow>
                  </msub>
                </mrow>
              </mfenced>
            </mrow>
            <mo stretchy="false">⇒</mo>
            <mrow>
              <mrow>
                <mfenced open="∣" close="∣">
                  <mrow>
                    <msub>
                      <mi>c</mi>
                      <mrow>
                        <mi>i</mi>
                      </mrow>
                    </msub>
                  </mrow>
                </mfenced>
                <mo stretchy="false">/</mo>
                <mfenced open="∣" close="∣">
                  <mrow>
                    <mrow>
                      <msub>
                        <mi>b</mi>
                        <mrow>
                          <mi>i</mi>
                        </mrow>
                      </msub>
                      <mo stretchy="false">−</mo>
                      <mo stretchy="false">ε</mo>
                    </mrow>
                    <msub>
                      <mi>a</mi>
                      <mrow>
                        <mi>i</mi>
                      </mrow>
                    </msub>
                  </mrow>
                </mfenced>
              </mrow>
              <mo stretchy="false">&lt;</mo>
              <mn>1</mn>
            </mrow>
          </mrow>
        </mtd>
      </mtr>
      <mtr>
        <mtd>
          <mrow>
            <mrow>
              <mfenced open="∣" close="∣">
                <mrow>
                  <mrow>
                    <msub>
                      <mi>b</mi>
                      <mrow>
                        <mi>i</mi>
                      </mrow>
                    </msub>
                    <mo stretchy="false">−</mo>
                    <msub>
                      <mi>a</mi>
                      <mrow>
                        <mi>i</mi>
                      </mrow>
                    </msub>
                  </mrow>
                </mrow>
              </mfenced>
              <mo stretchy="false">≥</mo>
              <mrow>
                <mfenced open="∣" close="∣">
                  <mrow>
                    <msub>
                      <mi>b</mi>
                      <mrow>
                        <mi>i</mi>
                      </mrow>
                    </msub>
                  </mrow>
                </mfenced>
                <mo stretchy="false">−</mo>
                <mfenced open="∣" close="∣">
                  <mrow>
                    <msub>
                      <mi>a</mi>
                      <mrow>
                        <mi>i</mi>
                      </mrow>
                    </msub>
                  </mrow>
                </mfenced>
              </mrow>
            </mrow>
          </mrow>
        </mtd>
      </mtr>
      <mtr>
        <mtd>
          <mrow>
            <mi>i</mi>
          </mrow>
        </mtd>
      </mtr>
      <mtr>
        <mtd>
          <mrow>
            <mrow>
              <mfenced open="∣" close="∣">
                <mrow>
                  <msub>
                    <mi>b</mi>
                    <mrow>
                      <mi>i</mi>
                    </mrow>
                  </msub>
                </mrow>
              </mfenced>
              <mo stretchy="false">&gt;</mo>
              <mo stretchy="false">ε</mo>
            </mrow>
            <mrow>
              <mfenced open="∣" close="∣">
                <mrow>
                  <msub>
                    <mi>a</mi>
                    <mrow/>
                  </msub>
                </mrow>
              </mfenced>
              <mo stretchy="false">+</mo>
              <mfenced open="∣" close="∣">
                <mrow>
                  <msub>
                    <mi>c</mi>
                    <mrow>
                      <mi>i</mi>
                    </mrow>
                  </msub>
                </mrow>
              </mfenced>
            </mrow>
          </mrow>
        </mtd>
      </mtr>
      <mtr>
        <mtd>
          <mrow>
            <mrow>
              <mrow>
                <mn>0</mn>
                <mo stretchy="false">≤</mo>
                <mo stretchy="false">ε</mo>
              </mrow>
              <mo stretchy="false">&lt;</mo>
              <mn>1</mn>
            </mrow>
          </mrow>
        </mtd>
      </mtr>
    </mtable>
    <annotation encoding="StarMath 5.0">Если abs{b_{i}} &gt; abs{a_{i}} + abs{c_{i}}, abs{%alpha_{1}} = abs{c_{0}}/abs{b_{0}} &lt; 1 
newline
abs{%alpha_{i+1}} = abs{c_{i}}/abs{b_{i}-a_{i}%alpha_{i}} &lt; 1, т.к.
newline
abs{b_{i}} &gt; abs{a_{i}}+abs{c_{i}} drarrow abs{b_{i}} - %varepsilon abs{a_{i}}&gt; abs{c_{i}} drarrow abs{b_{i} - %varepsilon a_{i}} &gt; abs{c_{i}} drarrow abs{c_{i}}/abs{b_{i} - %varepsilon a_{i}} &lt; 1
newline
abs{b_{i} - a_{i}} &gt;= abs{b_{i}} - abs{a_{i}}
newline
abs{b_{i}} &gt; %varepsilon abs{a_{i]}+abs{c_{i}} 
newline
0&lt;= %varepsilon &lt; 1</annotation>
  </semantics>
</math>
</file>

<file path=Object 12/content.xml><?xml version="1.0" encoding="utf-8"?>
<math xmlns="http://www.w3.org/1998/Math/MathML">
  <semantics>
    <mtable>
      <mtr>
        <mtd>
          <mrow>
            <mrow>
              <mover accent="true">
                <msub>
                  <mi>x</mi>
                  <mrow>
                    <mi>n</mi>
                  </mrow>
                </msub>
                <mo stretchy="false">̃</mo>
              </mover>
              <mo stretchy="false">≈</mo>
              <msub>
                <mi>x</mi>
                <mrow>
                  <mi>n</mi>
                </mrow>
              </msub>
            </mrow>
          </mrow>
        </mtd>
      </mtr>
      <mtr>
        <mtd>
          <mrow>
            <mrow>
              <mover accent="true">
                <msub>
                  <mi>x</mi>
                  <mrow>
                    <mi>n</mi>
                  </mrow>
                </msub>
                <mo stretchy="false">̃</mo>
              </mover>
              <mo stretchy="false">=</mo>
              <mrow>
                <msub>
                  <mi>x</mi>
                  <mrow>
                    <mi>n</mi>
                  </mrow>
                </msub>
                <mo stretchy="false">+</mo>
                <msub>
                  <mo stretchy="false">δ</mo>
                  <mrow>
                    <mi>n</mi>
                  </mrow>
                </msub>
              </mrow>
            </mrow>
            <mrow/>
            <mrow/>
            <mrow/>
            <mrow/>
            <mrow/>
            <mrow/>
            <mrow>
              <mover accent="true">
                <msub>
                  <mi>x</mi>
                  <mrow>
                    <mi>i</mi>
                  </mrow>
                </msub>
                <mo stretchy="false">̃</mo>
              </mover>
              <mo stretchy="false">≈</mo>
              <mrow>
                <msub>
                  <mi>x</mi>
                  <mrow>
                    <mi>n</mi>
                  </mrow>
                </msub>
                <mo stretchy="false">+</mo>
                <msub>
                  <mo stretchy="false">δ</mo>
                  <mrow>
                    <mi>i</mi>
                  </mrow>
                </msub>
              </mrow>
            </mrow>
          </mrow>
        </mtd>
      </mtr>
      <mtr>
        <mtd>
          <mrow>
            <mrow>
              <mover accent="true">
                <msub>
                  <mi>x</mi>
                  <mrow>
                    <mi>i</mi>
                  </mrow>
                </msub>
                <mo stretchy="false">̃</mo>
              </mover>
              <mo stretchy="false">=</mo>
              <mrow>
                <mrow>
                  <msub>
                    <mo stretchy="false">α</mo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  <mo stretchy="false">∗</mo>
                  <mover accent="true">
                    <msub>
                      <mi>x</mi>
                      <mrow>
                        <mrow>
                          <mi>i</mi>
                          <mo stretchy="false">+</mo>
                          <mn>1</mn>
                        </mrow>
                      </mrow>
                    </msub>
                    <mo stretchy="false">̃</mo>
                  </mover>
                </mrow>
                <mo stretchy="false">+</mo>
                <msub>
                  <mo stretchy="false">β</mo>
                  <mrow>
                    <mi>i</mi>
                  </mrow>
                </msub>
              </mrow>
            </mrow>
          </mrow>
        </mtd>
      </mtr>
      <mtr>
        <mtd>
          <mrow>
            <mrow>
              <mover accent="true">
                <msub>
                  <mi>x</mi>
                  <mrow>
                    <mi>i</mi>
                  </mrow>
                </msub>
                <mo stretchy="false">̃</mo>
              </mover>
              <mo stretchy="false">=</mo>
              <mrow>
                <mrow>
                  <mo stretchy="false">(</mo>
                  <mrow>
                    <msub>
                      <mo stretchy="false">α</mo>
                      <mrow>
                        <mrow>
                          <mi>i</mi>
                          <mo stretchy="false">+</mo>
                          <mn>1</mn>
                        </mrow>
                      </mrow>
                    </msub>
                    <mrow>
                      <msub>
                        <mi>x</mi>
                        <mrow>
                          <mi>i</mi>
                        </mrow>
                      </msub>
                      <mo stretchy="false">+</mo>
                      <msub>
                        <mo stretchy="false">β</mo>
                        <mrow>
                          <mi>i</mi>
                        </mrow>
                      </msub>
                    </mrow>
                  </mrow>
                  <mo stretchy="false">)</mo>
                </mrow>
                <mo stretchy="false">+</mo>
                <msub>
                  <mo stretchy="false">α</mo>
                  <mrow>
                    <mrow>
                      <mi>i</mi>
                      <mo stretchy="false">+</mo>
                      <mn>1</mn>
                    </mrow>
                  </mrow>
                </msub>
              </mrow>
            </mrow>
            <msub>
              <mo stretchy="false">δ</mo>
              <mrow>
                <mrow>
                  <mi>i</mi>
                  <mo stretchy="false">+</mo>
                  <mn>1</mn>
                </mrow>
              </mrow>
            </msub>
          </mrow>
        </mtd>
      </mtr>
      <mtr>
        <mtd>
          <mrow>
            <mrow>
              <mover accent="true">
                <msub>
                  <mi>x</mi>
                  <mrow>
                    <mi>i</mi>
                  </mrow>
                </msub>
                <mo stretchy="false">̃</mo>
              </mover>
              <mo stretchy="false">=</mo>
              <mrow>
                <msub>
                  <mi>x</mi>
                  <mrow>
                    <mi>i</mi>
                  </mrow>
                </msub>
                <mo stretchy="false">+</mo>
                <msub>
                  <mo stretchy="false">α</mo>
                  <mrow>
                    <mrow>
                      <mi>i</mi>
                      <mo stretchy="false">+</mo>
                      <mn>1</mn>
                    </mrow>
                  </mrow>
                </msub>
              </mrow>
            </mrow>
            <msub>
              <mo stretchy="false">δ</mo>
              <mrow>
                <mrow>
                  <mi>i</mi>
                  <mo stretchy="false">+</mo>
                  <mn>1</mn>
                </mrow>
              </mrow>
            </msub>
          </mrow>
        </mtd>
      </mtr>
      <mtr>
        <mtd>
          <mrow>
            <mrow>
              <mfenced open="∣" close="∣">
                <mrow>
                  <msub>
                    <mo stretchy="false">α</mo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</mrow>
              </mfenced>
              <mo stretchy="false">&lt;</mo>
              <mn>1</mn>
            </mrow>
            <mo stretchy="false">⇒</mo>
            <mrow>
              <mrow>
                <msub>
                  <mo stretchy="false">δ</mo>
                  <mrow>
                    <mi>i</mi>
                  </mrow>
                </msub>
                <mo stretchy="false">=</mo>
                <mfenced open="∣" close="∣">
                  <mrow>
                    <mrow>
                      <mover accent="true">
                        <msub>
                          <mi>x</mi>
                          <mrow>
                            <mi>i</mi>
                          </mrow>
                        </msub>
                        <mo stretchy="false">̃</mo>
                      </mover>
                      <mo stretchy="false">−</mo>
                      <msub>
                        <mi>x</mi>
                        <mrow>
                          <mi>i</mi>
                        </mrow>
                      </msub>
                    </mrow>
                  </mrow>
                </mfenced>
              </mrow>
              <mo stretchy="false">≤</mo>
              <msub>
                <mo stretchy="false">δ</mo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td>
      </mtr>
      <mtr>
        <mtd>
          <mrow>
            <mrow>
              <msub>
                <mo stretchy="false">δ</mo>
                <mrow>
                  <mi>i</mi>
                </mrow>
              </msub>
              <mo stretchy="false">≤</mo>
              <msub>
                <mo stretchy="false">δ</mo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td>
      </mtr>
    </mtable>
    <annotation encoding="StarMath 5.0">tilde x_{n} approx x_{n}
newline
tilde x_{n} = x_{n} + %delta_{n} {}{}{}{}{}{}tilde x_{i} approx x_{n} + %delta_{i}
newline
tilde x_{i} = %alpha_{i+1} * tilde x_{i+1} + %beta_{i}
newline
tilde x_{i} = (%alpha_{i+1}x_{i}+%beta_{i})+ %alpha_{i+1}%delta_{i+1}
newline
tilde x_{i} = x_{i}+%alpha_{i+1}%delta_{i+1}
newline
abs{%alpha_{i+1}}&lt;1 drarrow %delta_{i} = abs{tilde x_{i} - x_{i}} &lt;= %delta_{i+1} 
newline
%delta_{i} &lt;= %delta_{i+1}</annotation>
  </semantics>
</math>
</file>

<file path=Object 13/content.xml><?xml version="1.0" encoding="utf-8"?>
<math xmlns="http://www.w3.org/1998/Math/MathML">
  <semantics>
    <mtable>
      <mtr>
        <mtd>
          <mrow>
            <mi>f</mi>
            <mrow>
              <mrow>
                <mrow>
                  <mo stretchy="false">(</mo>
                  <mrow>
                    <mn>0</mn>
                  </mrow>
                  <mo stretchy="false">)</mo>
                </mrow>
                <mo stretchy="false">=</mo>
                <mn>2</mn>
              </mrow>
              <mo stretchy="false">=</mo>
              <mi>f</mi>
            </mrow>
            <mrow>
              <mrow>
                <mo stretchy="false">(</mo>
                <mrow>
                  <msub>
                    <mi>x</mi>
                    <mrow>
                      <mn>0</mn>
                    </mrow>
                  </msub>
                </mrow>
                <mo stretchy="false">)</mo>
              </mrow>
              <mo stretchy="false">=</mo>
              <msub>
                <mi>y</mi>
                <mrow>
                  <mn>0</mn>
                </mrow>
              </msub>
            </mrow>
          </mrow>
        </mtd>
      </mtr>
      <mtr>
        <mtd>
          <mrow>
            <mi>f</mi>
            <mrow>
              <mrow>
                <mrow>
                  <mo stretchy="false">(</mo>
                  <mrow>
                    <mn>2</mn>
                  </mrow>
                  <mo stretchy="false">)</mo>
                </mrow>
                <mo stretchy="false">=</mo>
                <mn>1</mn>
              </mrow>
              <mo stretchy="false">=</mo>
              <mi>f</mi>
            </mrow>
            <mrow>
              <mrow>
                <mo stretchy="false">(</mo>
                <mrow>
                  <msub>
                    <mi>x</mi>
                    <mrow>
                      <mn>1</mn>
                    </mrow>
                  </msub>
                </mrow>
                <mo stretchy="false">)</mo>
              </mrow>
              <mo stretchy="false">=</mo>
              <msub>
                <mi>y</mi>
                <mrow>
                  <mn>1</mn>
                </mrow>
              </msub>
            </mrow>
          </mrow>
        </mtd>
      </mtr>
      <mtr>
        <mtd>
          <mrow>
            <mi>f</mi>
            <mrow>
              <mrow>
                <mrow>
                  <mo stretchy="false">(</mo>
                  <mrow>
                    <mn>4</mn>
                  </mrow>
                  <mo stretchy="false">)</mo>
                </mrow>
                <mo stretchy="false">=</mo>
                <mn>7</mn>
              </mrow>
              <mo stretchy="false">=</mo>
              <mi>f</mi>
            </mrow>
            <mrow>
              <mrow>
                <mo stretchy="false">(</mo>
                <mrow>
                  <msub>
                    <mi>x</mi>
                    <mrow>
                      <mn>2</mn>
                    </mrow>
                  </msub>
                </mrow>
                <mo stretchy="false">)</mo>
              </mrow>
              <mo stretchy="false">=</mo>
              <msub>
                <mi>y</mi>
                <mrow>
                  <mn>2</mn>
                </mrow>
              </msub>
            </mrow>
          </mrow>
        </mtd>
      </mtr>
      <mtr>
        <mtd>
          <mrow>
            <mi>f</mi>
            <mrow>
              <mrow>
                <mrow>
                  <mo stretchy="false">(</mo>
                  <mrow>
                    <mn>7</mn>
                  </mrow>
                  <mo stretchy="false">)</mo>
                </mrow>
                <mo stretchy="false">=</mo>
                <mn>2</mn>
              </mrow>
              <mo stretchy="false">=</mo>
              <mi>f</mi>
            </mrow>
            <mrow>
              <mrow>
                <mo stretchy="false">(</mo>
                <mrow>
                  <msub>
                    <mi>x</mi>
                    <mrow>
                      <mn>3</mn>
                    </mrow>
                  </msub>
                </mrow>
                <mo stretchy="false">)</mo>
              </mrow>
              <mo stretchy="false">=</mo>
              <msub>
                <mi>y</mi>
                <mrow>
                  <mn>3</mn>
                </mrow>
              </msub>
            </mrow>
          </mrow>
        </mtd>
      </mtr>
      <mtr>
        <mtd>
          <mrow>
            <mi>f</mi>
            <mrow>
              <mrow>
                <mrow>
                  <mo stretchy="false">(</mo>
                  <mrow>
                    <mn>9</mn>
                  </mrow>
                  <mo stretchy="false">)</mo>
                </mrow>
                <mo stretchy="false">=</mo>
                <mn>0</mn>
              </mrow>
              <mo stretchy="false">=</mo>
              <mi>f</mi>
            </mrow>
            <mrow>
              <mrow>
                <mo stretchy="false">(</mo>
                <mrow>
                  <msub>
                    <mi>x</mi>
                    <mrow>
                      <mn>4</mn>
                    </mrow>
                  </msub>
                </mrow>
                <mo stretchy="false">)</mo>
              </mrow>
              <mo stretchy="false">=</mo>
              <msub>
                <mi>y</mi>
                <mrow>
                  <mn>4</mn>
                </mrow>
              </msub>
            </mrow>
          </mrow>
        </mtd>
      </mtr>
    </mtable>
    <annotation encoding="StarMath 5.0">f(0) = 2 = f(x_{0}) = y_{0}newline
f(2) = 1 = f(x_{1}) = y_{1}newline
f(4) = 7 = f(x_{2}) = y_{2}newline
f(7) = 2 = f(x_{3}) = y_{3}newline
f(9) = 0 = f(x_{4}) = y_{4}</annotation>
  </semantics>
</math>
</file>

<file path=Object 14/content.xml><?xml version="1.0" encoding="utf-8"?>
<math xmlns="http://www.w3.org/1998/Math/MathML">
  <semantics>
    <mrow>
      <mfenced open="{" close="}">
        <mrow>
          <mtable>
            <mtr>
              <mtd>
                <mrow>
                  <mrow>
                    <msub>
                      <mi>a</mi>
                      <mrow>
                        <mn>1</mn>
                      </mrow>
                    </msub>
                    <mo stretchy="false">+</mo>
                    <msub>
                      <mi>b</mi>
                      <mrow>
                        <mn>1</mn>
                      </mrow>
                    </msub>
                  </mrow>
                  <mrow>
                    <mi>x</mi>
                    <mo stretchy="false">+</mo>
                    <msub>
                      <mi>c</mi>
                      <mrow>
                        <mn>1</mn>
                      </mrow>
                    </msub>
                  </mrow>
                  <mrow>
                    <mrow>
                      <msup>
                        <mi>x</mi>
                        <mn>2</mn>
                      </msup>
                      <mo stretchy="false">/</mo>
                      <mn>2</mn>
                    </mrow>
                    <mo stretchy="false">+</mo>
                    <msub>
                      <mi>d</mi>
                      <mrow>
                        <mn>1</mn>
                      </mrow>
                    </msub>
                  </mrow>
                  <mrow>
                    <msup>
                      <mi>x</mi>
                      <mn>3</mn>
                    </msup>
                    <mo stretchy="false">/</mo>
                    <mn>6,</mn>
                  </mrow>
                  <mi mathvariant="italic">если</mi>
                  <mrow>
                    <mrow>
                      <mn>0</mn>
                      <mo stretchy="false">≤</mo>
                      <mi>x</mi>
                    </mrow>
                    <mo stretchy="false">≤</mo>
                    <mn>2</mn>
                  </mrow>
                </mrow>
              </mtd>
            </mtr>
            <mtr>
              <mtd>
                <mrow>
                  <mrow>
                    <msub>
                      <mi>a</mi>
                      <mrow>
                        <mn>2</mn>
                      </mrow>
                    </msub>
                    <mo stretchy="false">+</mo>
                    <msub>
                      <mi>b</mi>
                      <mrow>
                        <mn>2</mn>
                      </mrow>
                    </msub>
                  </mrow>
                  <mrow>
                    <mi>x</mi>
                    <mo stretchy="false">+</mo>
                    <msub>
                      <mi>c</mi>
                      <mrow>
                        <mn>2</mn>
                      </mrow>
                    </msub>
                  </mrow>
                  <mrow>
                    <mrow>
                      <msup>
                        <mi>x</mi>
                        <mn>2</mn>
                      </msup>
                      <mo stretchy="false">/</mo>
                      <mn>2</mn>
                    </mrow>
                    <mo stretchy="false">+</mo>
                    <msub>
                      <mi>d</mi>
                      <mrow>
                        <mn>2</mn>
                      </mrow>
                    </msub>
                  </mrow>
                  <mrow>
                    <msup>
                      <mi>x</mi>
                      <mn>3</mn>
                    </msup>
                    <mo stretchy="false">/</mo>
                    <mn>6,</mn>
                  </mrow>
                  <mi mathvariant="italic">если</mi>
                  <mrow>
                    <mrow>
                      <mn>0</mn>
                      <mo stretchy="false">≤</mo>
                      <mi>x</mi>
                    </mrow>
                    <mo stretchy="false">≤</mo>
                    <mn>2</mn>
                  </mrow>
                </mrow>
              </mtd>
            </mtr>
            <mtr>
              <mtd>
                <mrow>
                  <mrow>
                    <msub>
                      <mi>a</mi>
                      <mrow>
                        <mn>3</mn>
                      </mrow>
                    </msub>
                    <mo stretchy="false">+</mo>
                    <msub>
                      <mi>b</mi>
                      <mrow>
                        <mn>3</mn>
                      </mrow>
                    </msub>
                  </mrow>
                  <mrow>
                    <mi>x</mi>
                    <mo stretchy="false">+</mo>
                    <msub>
                      <mi>c</mi>
                      <mrow>
                        <mn>3</mn>
                      </mrow>
                    </msub>
                  </mrow>
                  <mrow>
                    <mrow>
                      <msup>
                        <mi>x</mi>
                        <mn>2</mn>
                      </msup>
                      <mo stretchy="false">/</mo>
                      <mn>2</mn>
                    </mrow>
                    <mo stretchy="false">+</mo>
                    <msub>
                      <mi>d</mi>
                      <mrow>
                        <mn>3</mn>
                      </mrow>
                    </msub>
                  </mrow>
                  <mrow>
                    <msup>
                      <mi>x</mi>
                      <mn>3</mn>
                    </msup>
                    <mo stretchy="false">/</mo>
                    <mn>6,</mn>
                  </mrow>
                  <mi mathvariant="italic">если</mi>
                  <mrow>
                    <mrow>
                      <mn>0</mn>
                      <mo stretchy="false">≤</mo>
                      <mi>x</mi>
                    </mrow>
                    <mo stretchy="false">≤</mo>
                    <mn>2</mn>
                  </mrow>
                </mrow>
              </mtd>
            </mtr>
            <mtr>
              <mtd>
                <mrow>
                  <mrow>
                    <msub>
                      <mi>a</mi>
                      <mrow>
                        <mn>4</mn>
                      </mrow>
                    </msub>
                    <mo stretchy="false">+</mo>
                    <msub>
                      <mi>b</mi>
                      <mrow>
                        <mn>4</mn>
                      </mrow>
                    </msub>
                  </mrow>
                  <mrow>
                    <mi>x</mi>
                    <mo stretchy="false">+</mo>
                    <msub>
                      <mi>c</mi>
                      <mrow>
                        <mn>4</mn>
                      </mrow>
                    </msub>
                  </mrow>
                  <mrow>
                    <mrow>
                      <msup>
                        <mi>x</mi>
                        <mn>2</mn>
                      </msup>
                      <mo stretchy="false">/</mo>
                      <mn>2</mn>
                    </mrow>
                    <mo stretchy="false">+</mo>
                    <msub>
                      <mi>d</mi>
                      <mrow>
                        <mn>4</mn>
                      </mrow>
                    </msub>
                  </mrow>
                  <mrow>
                    <msup>
                      <mi>x</mi>
                      <mn>3</mn>
                    </msup>
                    <mo stretchy="false">/</mo>
                    <mn>6,</mn>
                  </mrow>
                  <mi mathvariant="italic">если</mi>
                  <mrow>
                    <mrow>
                      <mn>0</mn>
                      <mo stretchy="false">≤</mo>
                      <mi>x</mi>
                    </mrow>
                    <mo stretchy="false">≤</mo>
                    <mn>2</mn>
                  </mrow>
                </mrow>
              </mtd>
            </mtr>
          </mtable>
        </mrow>
      </mfenced>
    </mrow>
    <annotation encoding="StarMath 5.0">left lbrace stack{
	a_{1}+b_{1}x+c_{1}x^2/2 + d_{1}x^3/6,  если 0 &lt;= x &lt;= 2
	#
	a_{2}+b_{2}x+c_{2}x^2/2 + d_{2}x^3/6,  если 0 &lt;= x &lt;= 2
	#
	a_{3}+b_{3}x+c_{3}x^2/2 + d_{3}x^3/6,  если 0 &lt;= x &lt;= 2
	#
	a_{4}+b_{4}x+c_{4}x^2/2 + d_{4}x^3/6,  если 0 &lt;= x &lt;= 2
} right rbrace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h</mi>
                    <mrow>
                      <mn>1</mn>
                    </mrow>
                  </msub>
                  <mo stretchy="false">=</mo>
                  <mrow>
                    <msub>
                      <mi>x</mi>
                      <mrow>
                        <mn>1</mn>
                      </mrow>
                    </msub>
                    <mo stretchy="false">−</mo>
                    <msub>
                      <mi>x</mi>
                      <mrow>
                        <mn>0</mn>
                      </mrow>
                    </msub>
                  </mrow>
                </mrow>
                <mo stretchy="false">=</mo>
                <mrow>
                  <mn>2</mn>
                  <mo stretchy="false">−</mo>
                  <mn>0</mn>
                </mrow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i>h</mi>
                    <mrow>
                      <mn>2</mn>
                    </mrow>
                  </msub>
                  <mo stretchy="false">=</mo>
                  <mrow>
                    <msub>
                      <mi>x</mi>
                      <mrow>
                        <mn>2</mn>
                      </mrow>
                    </msub>
                    <mo stretchy="false">−</mo>
                    <msub>
                      <mi>x</mi>
                      <mrow>
                        <mn>1</mn>
                      </mrow>
                    </msub>
                  </mrow>
                </mrow>
                <mo stretchy="false">=</mo>
                <mrow>
                  <mn>4</mn>
                  <mo stretchy="false">−</mo>
                  <mn>2</mn>
                </mrow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i>h</mi>
                    <mrow>
                      <mn>3</mn>
                    </mrow>
                  </msub>
                  <mo stretchy="false">=</mo>
                  <mrow>
                    <msub>
                      <mi>x</mi>
                      <mrow>
                        <mn>3</mn>
                      </mrow>
                    </msub>
                    <mo stretchy="false">−</mo>
                    <msub>
                      <mi>x</mi>
                      <mrow>
                        <mn>2</mn>
                      </mrow>
                    </msub>
                  </mrow>
                </mrow>
                <mo stretchy="false">=</mo>
                <mrow>
                  <mn>7</mn>
                  <mo stretchy="false">−</mo>
                  <mn>4</mn>
                </mrow>
              </mrow>
              <mo stretchy="false">=</mo>
              <mn>3</mn>
            </mrow>
          </mrow>
        </mtd>
      </mtr>
      <mtr>
        <mtd>
          <mrow>
            <mrow>
              <mrow>
                <mrow>
                  <msub>
                    <mi>h</mi>
                    <mrow>
                      <mn>4</mn>
                    </mrow>
                  </msub>
                  <mo stretchy="false">=</mo>
                  <mrow>
                    <msub>
                      <mi>x</mi>
                      <mrow>
                        <mn>4</mn>
                      </mrow>
                    </msub>
                    <mo stretchy="false">−</mo>
                    <msub>
                      <mi>x</mi>
                      <mrow>
                        <mn>3</mn>
                      </mrow>
                    </msub>
                  </mrow>
                </mrow>
                <mo stretchy="false">=</mo>
                <mrow>
                  <mn>9</mn>
                  <mo stretchy="false">−</mo>
                  <mn>7</mn>
                </mrow>
              </mrow>
              <mo stretchy="false">=</mo>
              <mn>2</mn>
            </mrow>
          </mrow>
        </mtd>
      </mtr>
    </mtable>
    <annotation encoding="StarMath 5.0">h_{1} = x_{1}-x_{0} = 2 - 0 = 2 newline 
h_{2} = x_{2}-x_{1} = 4 - 2 = 2 newline
h_{3} = x_{3}-x_{2} = 7 - 4 = 3 newline
h_{4} = x_{4}-x_{3} = 9 - 7 = 2</annotation>
  </semantics>
</math>
</file>

<file path=Object 16/content.xml><?xml version="1.0" encoding="utf-8"?>
<math xmlns="http://www.w3.org/1998/Math/MathML">
  <semantics>
    <mrow>
      <mfenced open="{" close="}">
        <mrow>
          <mtable>
            <mtr>
              <mtd>
                <mrow>
                  <mrow>
                    <mo stretchy="false">−</mo>
                    <msub>
                      <mi>h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  <mrow>
                    <mrow>
                      <msub>
                        <mi>c</mi>
                        <mrow>
                          <mrow>
                            <mi>i</mi>
                            <mo stretchy="false">−</mo>
                            <mn>2</mn>
                          </mrow>
                        </mrow>
                      </msub>
                      <mo stretchy="false">/</mo>
                      <mn>6</mn>
                    </mrow>
                    <mo stretchy="false">+</mo>
                    <mrow>
                      <mo stretchy="false">(</mo>
                      <mrow>
                        <mrow>
                          <mrow>
                            <msub>
                              <mi>h</mi>
                              <mrow>
                                <mrow>
                                  <mi>i</mi>
                                  <mo stretchy="false">−</mo>
                                  <mn>1</mn>
                                </mrow>
                              </mrow>
                            </msub>
                            <mo stretchy="false">/</mo>
                            <mn>3</mn>
                          </mrow>
                          <mo stretchy="false">+</mo>
                          <mrow>
                            <msub>
                              <mi>h</mi>
                              <mrow>
                                <mi>i</mi>
                              </mrow>
                            </msub>
                            <mo stretchy="false">/</mo>
                            <mn>3</mn>
                          </mrow>
                        </mrow>
                      </mrow>
                      <mo stretchy="false">)</mo>
                    </mrow>
                  </mrow>
                  <mrow>
                    <msub>
                      <mi>c</mi>
                      <mrow>
                        <mi>i</mi>
                      </mrow>
                    </msub>
                    <mo stretchy="false">−</mo>
                    <msub>
                      <mi>h</mi>
                      <mrow>
                        <mi>i</mi>
                      </mrow>
                    </msub>
                  </mrow>
                  <mrow>
                    <mrow>
                      <msub>
                        <mi>c</mi>
                        <mrow>
                          <mi>i</mi>
                        </mrow>
                      </msub>
                      <mo stretchy="false">/</mo>
                      <mn>6</mn>
                    </mrow>
                    <mo stretchy="false">=</mo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y</mi>
                                <mrow>
                                  <mi>i</mi>
                                </mrow>
                              </msub>
                              <mo stretchy="false">−</mo>
                              <msub>
                                <mi>y</mi>
                                <mrow>
                                  <mrow>
                                    <mi>i</mi>
                                    <mo stretchy="false">−</mo>
                                    <mn>1</mn>
                                  </mrow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/</mo>
                        <msub>
                          <mi>h</mi>
                          <mrow>
                            <mi>i</mi>
                          </mrow>
                        </msub>
                      </mrow>
                      <mo stretchy="false">−</mo>
                      <mrow>
                        <mrow>
                          <mo stretchy="false">(</mo>
                          <mrow>
                            <mrow>
                              <msub>
                                <mi>y</mi>
                                <mrow>
                                  <mrow>
                                    <mi>i</mi>
                                    <mo stretchy="false">−</mo>
                                    <mn>1</mn>
                                  </mrow>
                                </mrow>
                              </msub>
                              <mo stretchy="false">−</mo>
                              <msub>
                                <mi>y</mi>
                                <mrow>
                                  <mrow>
                                    <mi>i</mi>
                                    <mo stretchy="false">−</mo>
                                    <mn>2</mn>
                                  </mrow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/</mo>
                        <msub>
                          <mi>h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</mrow>
                    </mrow>
                  </mrow>
                </mrow>
              </mtd>
            </mtr>
            <mtr>
              <mtd>
                <mrow>
                  <mrow>
                    <mo stretchy="false">(</mo>
                    <mrow>
                      <mrow>
                        <mrow>
                          <msub>
                            <mi>h</mi>
                            <mrow>
                              <mn>1</mn>
                            </mrow>
                          </msub>
                          <mo stretchy="false">/</mo>
                          <mn>3</mn>
                        </mrow>
                        <mo stretchy="false">+</mo>
                        <mrow>
                          <msub>
                            <mi>h</mi>
                            <mrow>
                              <mn>2</mn>
                            </mrow>
                          </msub>
                          <mo stretchy="false">/</mo>
                          <mn>3</mn>
                        </mrow>
                      </mrow>
                    </mrow>
                    <mo stretchy="false">)</mo>
                  </mrow>
                  <mrow>
                    <msub>
                      <mi>c</mi>
                      <mrow>
                        <mn>1</mn>
                      </mrow>
                    </msub>
                    <mo stretchy="false">−</mo>
                    <msub>
                      <mi>h</mi>
                      <mrow>
                        <mn>2</mn>
                      </mrow>
                    </msub>
                  </mrow>
                  <mrow>
                    <mrow>
                      <msub>
                        <mi>c</mi>
                        <mrow>
                          <mn>2</mn>
                        </mrow>
                      </msub>
                      <mo stretchy="false">/</mo>
                      <mn>6</mn>
                    </mrow>
                    <mo stretchy="false">=</mo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y</mi>
                                <mrow>
                                  <mn>2</mn>
                                </mrow>
                              </msub>
                              <mo stretchy="false">−</mo>
                              <msub>
                                <mi>y</mi>
                                <mrow>
                                  <mn>1</mn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/</mo>
                        <msub>
                          <mi>h</mi>
                          <mrow>
                            <mn>2</mn>
                          </mrow>
                        </msub>
                      </mrow>
                      <mo stretchy="false">−</mo>
                      <mrow>
                        <mrow>
                          <mo stretchy="false">(</mo>
                          <mrow>
                            <mrow>
                              <msub>
                                <mi>y</mi>
                                <mrow>
                                  <mn>1</mn>
                                </mrow>
                              </msub>
                              <mo stretchy="false">−</mo>
                              <msub>
                                <mi>y</mi>
                                <mrow>
                                  <mn>0</mn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/</mo>
                        <msub>
                          <mi>h</mi>
                          <mrow>
                            <mn>1</mn>
                          </mrow>
                        </msub>
                      </mrow>
                    </mrow>
                  </mrow>
                </mrow>
              </mtd>
            </mtr>
            <mtr>
              <mtd>
                <mrow>
                  <mrow>
                    <msub>
                      <mi>c</mi>
                      <mrow>
                        <mi>n</mi>
                      </mrow>
                    </msub>
                    <mo stretchy="false">=</mo>
                    <mn>0</mn>
                  </mrow>
                </mrow>
              </mtd>
            </mtr>
          </mtable>
        </mrow>
      </mfenced>
    </mrow>
    <annotation encoding="StarMath 5.0">left lbrace stack{
	- h_{i-1} c_{i-2} / 6 + (h_{i-1}/3 + h_{i}/3)c_{i} - h_{i}c_{i}/6 = (y_{i}-y_{i-1}) / h_{i} - (y_{i-1}-y_{i-2}) / h_{i-1}
	#
	(h_{1}/3 + h_{2}/3)c_{1} - h_{2}c_{2}/6 = (y_{2}-y_{1}) / h_{2} - (y_{1}-y_{0}) / h_{1}
	#
	c_{n} = 0
} right rbrace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ub>
                  <mo stretchy="false">α</mo>
                  <mrow>
                    <mn>1</mn>
                  </mrow>
                </msub>
                <mo stretchy="false">=</mo>
                <mfrac>
                  <mrow>
                    <mfrac>
                      <mrow>
                        <mo stretchy="false">−</mo>
                        <mn>1</mn>
                      </mrow>
                      <mn>3</mn>
                    </mfrac>
                  </mrow>
                  <mrow>
                    <mfrac>
                      <mrow>
                        <mo stretchy="false">−</mo>
                        <mn>4</mn>
                      </mrow>
                      <mn>3</mn>
                    </mfrac>
                  </mrow>
                </mfrac>
              </mrow>
              <mo stretchy="false">=</mo>
              <mfrac>
                <mn>1</mn>
                <mn>4</mn>
              </mfrac>
            </mrow>
          </mrow>
        </mtd>
      </mtr>
      <mtr>
        <mtd>
          <mrow>
            <mrow>
              <mrow>
                <msub>
                  <mo stretchy="false">α</mo>
                  <mrow>
                    <mn>2</mn>
                  </mrow>
                </msub>
                <mo stretchy="false">=</mo>
                <mfrac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row>
                    <mrow>
                      <mrow>
                        <mfrac>
                          <mrow>
                            <mo stretchy="false">−</mo>
                            <mn>5</mn>
                          </mrow>
                          <mn>3</mn>
                        </mfrac>
                      </mrow>
                      <mo stretchy="false">−</mo>
                      <mrow>
                        <mo stretchy="false">(</mo>
                        <mrow>
                          <mfrac>
                            <mrow>
                              <mo stretchy="false">−</mo>
                              <mn>1</mn>
                            </mrow>
                            <mn>3</mn>
                          </mfrac>
                        </mrow>
                        <mo stretchy="false">)</mo>
                      </mrow>
                    </mrow>
                    <mfrac>
                      <mn>1</mn>
                      <mn>4</mn>
                    </mfrac>
                  </mrow>
                </mfrac>
              </mrow>
              <mo stretchy="false">=</mo>
              <mfrac>
                <mn>3</mn>
                <mn>28</mn>
              </mfrac>
            </mrow>
          </mrow>
        </mtd>
      </mtr>
      <mtr>
        <mtd>
          <mrow>
            <mrow>
              <mrow>
                <msub>
                  <mo stretchy="false">α</mo>
                  <mrow>
                    <mn>3</mn>
                  </mrow>
                </msub>
                <mo stretchy="false">=</mo>
                <mfrac>
                  <mrow>
                    <mfrac>
                      <mrow>
                        <mo stretchy="false">−</mo>
                        <mn>1</mn>
                      </mrow>
                      <mn>3</mn>
                    </mfrac>
                  </mrow>
                  <mrow>
                    <mrow>
                      <mrow>
                        <mfrac>
                          <mrow>
                            <mo stretchy="false">−</mo>
                            <mn>5</mn>
                          </mrow>
                          <mn>3</mn>
                        </mfrac>
                      </mrow>
                      <mo stretchy="false">+</mo>
                      <mrow>
                        <mfrac>
                          <mn>1</mn>
                          <mn>2</mn>
                        </mfrac>
                      </mrow>
                    </mrow>
                    <mrow>
                      <mfrac>
                        <mn>3</mn>
                        <mn>28</mn>
                      </mfrac>
                    </mrow>
                  </mrow>
                </mfrac>
              </mrow>
              <mo stretchy="false">=</mo>
              <mfrac>
                <mn>56</mn>
                <mn>271</mn>
              </mfrac>
            </mrow>
          </mrow>
        </mtd>
      </mtr>
    </mtable>
    <annotation encoding="StarMath 5.0">%alpha_{1} = {-1 over 3} over {-4 over 3} =  1 over 4
newline
%alpha_{2} = {-1 over 2} over {{-5 over 3} - (-1 over 3)1 over 4} =  3 over 28
newline
%alpha_{3} = {-1 over 3} over {{-5 over 3} + {1 over 2}{3 over 28}} =  56 over 271</annotation>
  </semantics>
</math>
</file>

<file path=Object 18/content.xml><?xml version="1.0" encoding="utf-8"?>
<math xmlns="http://www.w3.org/1998/Math/MathML">
  <semantics>
    <mrow>
      <mfenced open="{" close="}">
        <mrow>
          <mtable>
            <mtr>
              <mtd>
                <mrow>
                  <mfrac>
                    <mn>4</mn>
                    <mn>3</mn>
                  </mfrac>
                </mrow>
              </mtd>
              <mtd>
                <mrow>
                  <mfrac>
                    <mrow>
                      <mo stretchy="false">−</mo>
                      <mn>1</mn>
                    </mrow>
                    <mn>3</mn>
                  </mfrac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/>
                  <mfrac>
                    <mn>7</mn>
                    <mn>2</mn>
                  </mfrac>
                </mrow>
              </mtd>
            </mtr>
            <mtr>
              <mtd>
                <mrow>
                  <mfrac>
                    <mrow>
                      <mo stretchy="false">−</mo>
                      <mn>1</mn>
                    </mrow>
                    <mn>3</mn>
                  </mfrac>
                </mrow>
              </mtd>
              <mtd>
                <mrow>
                  <mfrac>
                    <mn>5</mn>
                    <mn>3</mn>
                  </mfrac>
                </mrow>
              </mtd>
              <mtd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</mtd>
              <mtd>
                <mrow>
                  <mn>0</mn>
                </mrow>
              </mtd>
              <mtd>
                <mrow>
                  <mrow>
                    <mrow/>
                    <mo stretchy="false">−</mo>
                    <mfrac>
                      <mn>14</mn>
                      <mn>3</mn>
                    </mfrac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</mtd>
              <mtd>
                <mrow>
                  <mfrac>
                    <mn>5</mn>
                    <mn>3</mn>
                  </mfrac>
                </mrow>
              </mtd>
              <mtd>
                <mrow>
                  <mfrac>
                    <mrow>
                      <mo stretchy="false">−</mo>
                      <mn>1</mn>
                    </mrow>
                    <mn>3</mn>
                  </mfrac>
                </mrow>
              </mtd>
              <mtd>
                <mrow>
                  <mrow/>
                  <mfrac>
                    <mn>2</mn>
                    <mn>3</mn>
                  </mfrac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row/>
                  <mn>0</mn>
                </mrow>
              </mtd>
            </mtr>
          </mtable>
        </mrow>
      </mfenced>
    </mrow>
    <annotation encoding="StarMath 5.0">left lbrace matrix { 
4 over 3 # -1 over 3 # 0 # 0 # | 7 over 2
## 
-1 over 3 # 5 over 3 #-1 over 2 # 0 # | -14 over 3
##
0 # -1 over 2 # 5 over 3 # -1 over 3 # | 2 over 3
##
0 # 0 # 0 # 1 # | 0
} 
right rbrace</annotation>
  </semantics>
</math>
</file>

<file path=Object 19/content.xml><?xml version="1.0" encoding="utf-8"?>
<math xmlns="http://www.w3.org/1998/Math/MathML">
  <semantics>
    <mtable>
      <mtr>
        <mtd>
          <mrow>
            <mrow>
              <mrow>
                <msub>
                  <mo stretchy="false">β</mo>
                  <mn>1</mn>
                </msub>
                <mo stretchy="false">=</mo>
                <mfrac>
                  <mrow>
                    <mfrac>
                      <mrow>
                        <mo stretchy="false">−</mo>
                        <mn>7</mn>
                      </mrow>
                      <mn>2</mn>
                    </mfrac>
                  </mrow>
                  <mrow>
                    <mfrac>
                      <mrow>
                        <mo stretchy="false">−</mo>
                        <mn>4</mn>
                      </mrow>
                      <mn>3</mn>
                    </mfrac>
                  </mrow>
                </mfrac>
              </mrow>
              <mo stretchy="false">=</mo>
              <mfrac>
                <mn>7</mn>
                <mn>2</mn>
              </mfrac>
            </mrow>
            <mrow>
              <mfrac>
                <mn>3</mn>
                <mn>4</mn>
              </mfrac>
              <mo stretchy="false">=</mo>
              <mfrac>
                <mn>21</mn>
                <mn>8</mn>
              </mfrac>
            </mrow>
          </mrow>
        </mtd>
      </mtr>
      <mtr>
        <mtd>
          <mrow>
            <mrow>
              <mrow>
                <mrow>
                  <msub>
                    <mo stretchy="false">β</mo>
                    <mn>2</mn>
                  </msub>
                  <mo stretchy="false">=</mo>
                  <mfrac>
                    <mrow>
                      <mrow>
                        <mfrac>
                          <mn>14</mn>
                          <mn>3</mn>
                        </mfrac>
                        <mo stretchy="false">−</mo>
                        <mfrac>
                          <mn>1</mn>
                          <mn>3</mn>
                        </mfrac>
                      </mrow>
                      <mfrac>
                        <mn>21</mn>
                        <mn>8</mn>
                      </mfrac>
                    </mrow>
                    <mrow>
                      <mfrac>
                        <mrow>
                          <mo stretchy="false">−</mo>
                          <mn>14</mn>
                        </mrow>
                        <mn>3</mn>
                      </mfrac>
                    </mrow>
                  </mfrac>
                </mrow>
                <mo stretchy="false">=</mo>
                <mrow>
                  <mo stretchy="false">−</mo>
                  <mrow>
                    <mo stretchy="false">(</mo>
                    <mrow>
                      <mrow>
                        <mn>1</mn>
                        <mo stretchy="false">−</mo>
                        <mfrac>
                          <mn>7</mn>
                          <mn>8</mn>
                        </mfrac>
                      </mrow>
                      <mfrac>
                        <mn>3</mn>
                        <mn>14</mn>
                      </mfrac>
                    </mrow>
                    <mo stretchy="false">)</mo>
                  </mrow>
                </mrow>
              </mrow>
              <mo stretchy="false">=</mo>
              <mfrac>
                <mrow>
                  <mo stretchy="false">−</mo>
                  <mn>13</mn>
                </mrow>
                <mn>16</mn>
              </mfrac>
            </mrow>
          </mrow>
        </mtd>
      </mtr>
      <mtr>
        <mtd>
          <mrow>
            <mrow>
              <mrow>
                <mrow>
                  <msub>
                    <mo stretchy="false">β</mo>
                    <mn>3</mn>
                  </msub>
                  <mo stretchy="false">=</mo>
                  <mfrac>
                    <mrow>
                      <mrow>
                        <mfrac>
                          <mrow>
                            <mo stretchy="false">−</mo>
                            <mn>2</mn>
                          </mrow>
                          <mn>3</mn>
                        </mfrac>
                        <mo stretchy="false">+</mo>
                        <mfrac>
                          <mn>1</mn>
                          <mn>2</mn>
                        </mfrac>
                      </mrow>
                      <mfrac>
                        <mn>13</mn>
                        <mn>16</mn>
                      </mfrac>
                    </mrow>
                    <mrow>
                      <mfrac>
                        <mrow>
                          <mo stretchy="false">−</mo>
                          <mn>271</mn>
                        </mrow>
                        <mrow>
                          <mrow>
                            <mn>56</mn>
                            <mo stretchy="false">∗</mo>
                            <mn>3</mn>
                          </mrow>
                        </mrow>
                      </mfrac>
                    </mrow>
                  </mfrac>
                </mrow>
                <mo stretchy="false">=</mo>
                <mfrac>
                  <mrow>
                    <mrow>
                      <mn>56</mn>
                      <mo stretchy="false">∗</mo>
                      <mn>103</mn>
                    </mrow>
                  </mrow>
                  <mrow>
                    <mrow>
                      <mn>27</mn>
                      <mo stretchy="false">/</mo>
                      <mn>32</mn>
                    </mrow>
                  </mrow>
                </mfrac>
              </mrow>
              <mo stretchy="false">=</mo>
              <mfrac>
                <mrow>
                  <mrow>
                    <mn>7</mn>
                    <mo stretchy="false">∗</mo>
                    <mn>103</mn>
                  </mrow>
                </mrow>
                <mrow>
                  <mrow>
                    <mn>271</mn>
                    <mo stretchy="false">∗</mo>
                    <mn>4</mn>
                  </mrow>
                </mrow>
              </mfrac>
            </mrow>
          </mrow>
        </mtd>
      </mtr>
    </mtable>
    <annotation encoding="StarMath 5.0">%beta_1 = {-7 over 2} over {-4 over 3} = 7 over 2 3 over 4 = 21 over 8
newline
%beta_2 = {14 over 3 - 1 over 3 21 over 8} over {-14 over 3} = -(1 - 7 over 8 3 over 14) = -13 over 16 
newline
%beta_3 = {-2 over 3 + 1 over 2 13 over 16} over {-271 over {56*3} } = {56* 103} over {27 / 32} = {7*103} over {271 * 4}</annotation>
  </semantics>
</math>
</file>

<file path=Object 2/content.xml><?xml version="1.0" encoding="utf-8"?>
<math xmlns="http://www.w3.org/1998/Math/MathML">
  <semantics>
    <mtable>
      <mtr>
        <mtd>
          <mrow>
            <mrow>
              <mo stretchy="false">−</mo>
              <msub>
                <mi>b</mi>
                <mrow>
                  <mn>0</mn>
                </mrow>
              </msub>
            </mrow>
            <mrow>
              <msub>
                <mi>x</mi>
                <mrow>
                  <mn>0</mn>
                </mrow>
              </msub>
              <mo stretchy="false">+</mo>
              <msub>
                <mi>c</mi>
                <mrow>
                  <mn>0</mn>
                </mrow>
              </msub>
            </mrow>
            <mrow>
              <msub>
                <mi>x</mi>
                <mrow>
                  <mn>1</mn>
                </mrow>
              </msub>
              <mo stretchy="false">=</mo>
              <mrow>
                <mo stretchy="false">−</mo>
                <msub>
                  <mi>d</mi>
                  <mrow>
                    <mn>0</mn>
                  </mrow>
                </msub>
              </mrow>
            </mrow>
          </mrow>
        </mtd>
      </mtr>
      <mtr>
        <mtd>
          <mrow>
            <msub>
              <mi>a</mi>
              <mrow>
                <mi>n</mi>
              </mrow>
            </msub>
            <mrow>
              <msub>
                <mi>x</mi>
                <mrow>
                  <mrow>
                    <mi>n</mi>
                    <mo stretchy="false">−</mo>
                    <mn>1</mn>
                  </mrow>
                </mrow>
              </msub>
              <mo stretchy="false">−</mo>
              <msub>
                <mi>b</mi>
                <mrow>
                  <mi>n</mi>
                </mrow>
              </msub>
            </mrow>
            <mrow>
              <msub>
                <mi>x</mi>
                <mrow>
                  <mi>n</mi>
                </mrow>
              </msub>
              <mo stretchy="false">=</mo>
              <mrow>
                <mo stretchy="false">−</mo>
                <msub>
                  <mi>d</mi>
                  <mrow>
                    <mi>n</mi>
                  </mrow>
                </msub>
              </mrow>
            </mrow>
          </mrow>
        </mtd>
      </mtr>
    </mtable>
    <annotation encoding="StarMath 5.0">-b_{0}x_{0}+c_{0}x_{1} = -d_{0}
newline
a_{n}x_{n-1}-b_{n}x_{n} = -d_{n}</annotation>
  </semantics>
</math>
</file>

<file path=Object 3/content.xml><?xml version="1.0" encoding="utf-8"?>
<math xmlns="http://www.w3.org/1998/Math/MathML">
  <semantics>
    <mrow>
      <mfenced open="{" close="}">
        <mrow>
          <mrow>
            <mtable>
              <mtr>
                <mtd>
                  <mrow>
                    <msub>
                      <mi>a</mi>
                      <mrow>
                        <mi>i</mi>
                      </mrow>
                    </msub>
                    <msub>
                      <mo stretchy="false">α</mo>
                      <mrow>
                        <mi>i</mi>
                      </mrow>
                    </msub>
                    <mrow>
                      <msub>
                        <mo stretchy="false">α</mo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  <mo stretchy="false">−</mo>
                      <msub>
                        <mi>b</mi>
                        <mrow>
                          <mi>i</mi>
                        </mrow>
                      </msub>
                    </mrow>
                    <mrow>
                      <mrow>
                        <msub>
                          <mo stretchy="false">α</mo>
                          <mrow>
                            <mrow>
                              <mi>i</mi>
                              <mo stretchy="false">+</mo>
                              <mn>1</mn>
                            </mrow>
                          </mrow>
                        </msub>
                        <mo stretchy="false">+</mo>
                        <msub>
                          <mi>c</mi>
                          <mrow>
                            <mi>i</mi>
                          </mrow>
                        </msub>
                      </mrow>
                      <mo stretchy="false">=</mo>
                      <mn>0</mn>
                    </mrow>
                  </mrow>
                </mtd>
              </mtr>
              <mtr>
                <mtd>
                  <mrow>
                    <msub>
                      <mi>a</mi>
                      <mrow>
                        <mi>i</mi>
                      </mrow>
                    </msub>
                    <msub>
                      <mo stretchy="false">α</mo>
                      <mrow>
                        <mi>i</mi>
                      </mrow>
                    </msub>
                    <mrow>
                      <msub>
                        <mo stretchy="false">β</mo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  <mo stretchy="false">−</mo>
                      <msub>
                        <mi>b</mi>
                        <mrow>
                          <mi>i</mi>
                        </mrow>
                      </msub>
                    </mrow>
                    <mrow>
                      <mrow>
                        <msub>
                          <mo stretchy="false">β</mo>
                          <mrow>
                            <mrow>
                              <mi>i</mi>
                              <mo stretchy="false">+</mo>
                              <mn>1</mn>
                            </mrow>
                          </mrow>
                        </msub>
                        <mo stretchy="false">+</mo>
                        <msub>
                          <mi>d</mi>
                          <mrow>
                            <mi>i</mi>
                          </mrow>
                        </msub>
                      </mrow>
                      <mo stretchy="false">+</mo>
                      <msub>
                        <mi>a</mi>
                        <mrow>
                          <mi>i</mi>
                        </mrow>
                      </msub>
                    </mrow>
                    <mrow>
                      <msub>
                        <mo stretchy="false">β</mo>
                        <mrow>
                          <mi>i</mi>
                        </mrow>
                      </msub>
                      <mo stretchy="false">=</mo>
                      <mn>0</mn>
                    </mrow>
                  </mrow>
                </mtd>
              </mtr>
            </mtable>
          </mrow>
        </mrow>
      </mfenced>
    </mrow>
    <annotation encoding="StarMath 5.0">left lbrace {
	stack{a_{i}%alpha_{i}%alpha_{i+1} - b_{i}%alpha_{i+1}+c_{i} = 0 # 
	a_{i}	%alpha_{i}%beta_{i+1} - b_{i}%beta_{i+1} + d_{i} + a_{i}%beta_{i} =0}
} right rbrace</annotation>
  </semantics>
</math>
</file>

<file path=Object 4/content.xml><?xml version="1.0" encoding="utf-8"?>
<math xmlns="http://www.w3.org/1998/Math/MathML">
  <semantics>
    <mrow>
      <mrow>
        <msub>
          <mo stretchy="false">α</mo>
          <mrow>
            <mrow>
              <mi>i</mi>
              <mo stretchy="false">+</mo>
              <mn>1</mn>
            </mrow>
          </mrow>
        </msub>
        <mo stretchy="false">=</mo>
        <mrow>
          <msub>
            <mi>c</mi>
            <mrow>
              <mi>i</mi>
            </mrow>
          </msub>
          <mo stretchy="false">/</mo>
          <mrow>
            <mo stretchy="false">(</mo>
            <mrow>
              <mrow>
                <msub>
                  <mi>b</mi>
                  <mrow>
                    <mi>i</mi>
                  </mrow>
                </msub>
                <mo stretchy="false">−</mo>
                <msub>
                  <mi>a</mi>
                  <mrow>
                    <mi>i</mi>
                  </mrow>
                </msub>
              </mrow>
              <msub>
                <mo stretchy="false">α</mo>
                <mrow>
                  <mi>i</mi>
                </mrow>
              </msub>
            </mrow>
            <mo stretchy="false">)</mo>
          </mrow>
        </mrow>
      </mrow>
      <mrow/>
      <mrow/>
      <mrow/>
      <mrow/>
      <mrow/>
      <mrow/>
      <mrow>
        <msub>
          <mo stretchy="false">β</mo>
          <mrow>
            <mrow>
              <mi>i</mi>
              <mo stretchy="false">+</mo>
              <mn>1</mn>
            </mrow>
          </mrow>
        </msub>
        <mo stretchy="false">=</mo>
        <mrow>
          <mrow>
            <mo stretchy="false">(</mo>
            <mrow>
              <mrow>
                <msub>
                  <mi>d</mi>
                  <mrow>
                    <mi>i</mi>
                  </mrow>
                </msub>
                <mo stretchy="false">+</mo>
                <msub>
                  <mi>a</mi>
                  <mrow>
                    <mi>i</mi>
                  </mrow>
                </msub>
              </mrow>
              <msub>
                <mo stretchy="false">β</mo>
                <mrow>
                  <mi>i</mi>
                </mrow>
              </msub>
            </mrow>
            <mo stretchy="false">)</mo>
          </mrow>
          <mo stretchy="false">/</mo>
          <mrow>
            <mo stretchy="false">(</mo>
            <mrow>
              <mrow>
                <msub>
                  <mi>b</mi>
                  <mrow>
                    <mi>i</mi>
                  </mrow>
                </msub>
                <mo stretchy="false">−</mo>
                <msub>
                  <mi>a</mi>
                  <mrow>
                    <mi>i</mi>
                  </mrow>
                </msub>
              </mrow>
              <msub>
                <mo stretchy="false">α</mo>
                <mrow>
                  <mi>i</mi>
                </mrow>
              </msub>
            </mrow>
            <mo stretchy="false">)</mo>
          </mrow>
        </mrow>
      </mrow>
      <mrow/>
      <mrow/>
      <mrow/>
      <mrow/>
      <mrow/>
      <mrow>
        <mi>i</mi>
        <mo stretchy="false">∈</mo>
        <mo stretchy="false">{</mo>
      </mrow>
      <mn>1,</mn>
      <mo stretchy="false">…</mo>
      <mi>,</mi>
      <mrow>
        <mi>n</mi>
        <mo stretchy="false">−</mo>
        <mn>1</mn>
      </mrow>
      <mo stretchy="false">}</mo>
    </mrow>
    <annotation encoding="StarMath 5.0">%alpha_{i+1} = c_{i} / (b_{i} - a_{i}%alpha_{i}){}{}{}{}{}{}%beta_{i+1} = (d_{i}+a_{i}%beta_{i})/(b_{i} - a_{i}%alpha_{i}){}{}{}{}{}i in \{1,dotslow,n-1\}</annotation>
  </semantics>
</math>
</file>

<file path=Object 5/content.xml><?xml version="1.0" encoding="utf-8"?>
<math xmlns="http://www.w3.org/1998/Math/MathML">
  <semantics>
    <mrow>
      <mfenced open="{" close="}">
        <mrow>
          <mtable>
            <mtr>
              <mtd>
                <mrow>
                  <mrow>
                    <msub>
                      <mi>x</mi>
                      <mrow>
                        <mn>0</mn>
                      </mrow>
                    </msub>
                    <mo stretchy="false">=</mo>
                    <msub>
                      <mo stretchy="false">α</mo>
                      <mrow>
                        <mn>1</mn>
                      </mrow>
                    </msub>
                  </mrow>
                  <mrow>
                    <msub>
                      <mi>x</mi>
                      <mrow>
                        <mn>1</mn>
                      </mrow>
                    </msub>
                    <mo stretchy="false">+</mo>
                    <msub>
                      <mo stretchy="false">β</mo>
                      <mrow>
                        <mn>1</mn>
                      </mrow>
                    </msub>
                  </mrow>
                </mrow>
              </mtd>
            </mtr>
            <mtr>
              <mtd>
                <mrow>
                  <msub>
                    <mi>b</mi>
                    <mrow>
                      <mn>0</mn>
                    </mrow>
                  </msub>
                  <mrow>
                    <msub>
                      <mi>x</mi>
                      <mrow>
                        <mn>0</mn>
                      </mrow>
                    </msub>
                    <mo stretchy="false">=</mo>
                    <msub>
                      <mi>c</mi>
                      <mrow>
                        <mn>0</mn>
                      </mrow>
                    </msub>
                  </mrow>
                  <mrow>
                    <msub>
                      <mi>x</mi>
                      <mrow>
                        <mn>1</mn>
                      </mrow>
                    </msub>
                    <mo stretchy="false">+</mo>
                    <msub>
                      <mi>d</mi>
                      <mrow>
                        <mn>0</mn>
                      </mrow>
                    </msub>
                  </mrow>
                </mrow>
              </mtd>
            </mtr>
          </mtable>
        </mrow>
      </mfenced>
    </mrow>
    <annotation encoding="StarMath 5.0">left lbrace stack{
	x_{0} = %alpha_{1}x_{1} + %beta_{1}#
	b_{0}x_{0} = c_{0}x_{1}+d_{0}
} right rbrace</annotation>
  </semantics>
</math>
</file>

<file path=Object 6/content.xml><?xml version="1.0" encoding="utf-8"?>
<math xmlns="http://www.w3.org/1998/Math/MathML">
  <semantics>
    <mrow>
      <mfenced open="{" close="}">
        <mrow>
          <mtable>
            <mtr>
              <mtd>
                <mrow>
                  <mrow>
                    <msub>
                      <mi>x</mi>
                      <mrow>
                        <mn>0</mn>
                      </mrow>
                    </msub>
                    <mo stretchy="false">−</mo>
                    <msub>
                      <mo stretchy="false">α</mo>
                      <mrow>
                        <mn>1</mn>
                      </mrow>
                    </msub>
                  </mrow>
                  <mrow>
                    <msub>
                      <mi>x</mi>
                      <mrow>
                        <mn>1</mn>
                      </mrow>
                    </msub>
                    <mo stretchy="false">=</mo>
                    <msub>
                      <mo stretchy="false">β</mo>
                      <mrow>
                        <mn>1</mn>
                      </mrow>
                    </msub>
                  </mrow>
                </mrow>
              </mtd>
            </mtr>
            <mtr>
              <mtd>
                <mrow>
                  <msub>
                    <mi>b</mi>
                    <mrow>
                      <mn>0</mn>
                    </mrow>
                  </msub>
                  <mrow>
                    <msub>
                      <mi>x</mi>
                      <mrow>
                        <mn>0</mn>
                      </mrow>
                    </msub>
                    <mo stretchy="false">−</mo>
                    <msub>
                      <mi>c</mi>
                      <mrow>
                        <mn>0</mn>
                      </mrow>
                    </msub>
                  </mrow>
                  <mrow>
                    <msub>
                      <mi>x</mi>
                      <mrow>
                        <mn>1</mn>
                      </mrow>
                    </msub>
                    <mo stretchy="false">=</mo>
                    <msub>
                      <mi>d</mi>
                      <mrow>
                        <mn>0</mn>
                      </mrow>
                    </msub>
                  </mrow>
                </mrow>
              </mtd>
            </mtr>
          </mtable>
        </mrow>
      </mfenced>
    </mrow>
    <annotation encoding="StarMath 5.0">left lbrace stack{
	x_{0} - %alpha_{1}x_{1} = %beta_{1}#
	b_{0}x_{0} - c_{0}x_{1} = d_{0}
} right rbrace</annotation>
  </semantics>
</math>
</file>

<file path=Object 7/content.xml><?xml version="1.0" encoding="utf-8"?>
<math xmlns="http://www.w3.org/1998/Math/MathML">
  <semantics>
    <mtable>
      <mtr>
        <mtd>
          <mrow>
            <msub>
              <mi>b</mi>
              <mrow>
                <mn>0</mn>
              </mrow>
            </msub>
            <msub>
              <mo stretchy="false">α</mo>
              <mrow>
                <mn>1</mn>
              </mrow>
            </msub>
            <mrow>
              <msub>
                <mi>x</mi>
                <mrow>
                  <mn>1</mn>
                </mrow>
              </msub>
              <mo stretchy="false">+</mo>
              <msub>
                <mi>b</mi>
                <mrow>
                  <mn>0</mn>
                </mrow>
              </msub>
            </mrow>
            <mrow>
              <msub>
                <mo stretchy="false">β</mo>
                <mrow>
                  <mn>1</mn>
                </mrow>
              </msub>
              <mo stretchy="false">=</mo>
              <msub>
                <mi>c</mi>
                <mrow>
                  <mn>0</mn>
                </mrow>
              </msub>
            </mrow>
            <mrow>
              <msub>
                <mi>x</mi>
                <mrow>
                  <mn>1</mn>
                </mrow>
              </msub>
              <mo stretchy="false">+</mo>
              <msub>
                <mi>d</mi>
                <mrow>
                  <mn>0</mn>
                </mrow>
              </msub>
            </mrow>
          </mrow>
        </mtd>
      </mtr>
      <mtr>
        <mtd>
          <mrow>
            <mrow>
              <mo stretchy="false">(</mo>
              <mrow>
                <msub>
                  <mi>b</mi>
                  <mrow>
                    <mn>0</mn>
                  </mrow>
                </msub>
                <mrow>
                  <msub>
                    <mo stretchy="false">α</mo>
                    <mrow>
                      <mn>1</mn>
                    </mrow>
                  </msub>
                  <mo stretchy="false">−</mo>
                  <msub>
                    <mi>c</mi>
                    <mrow>
                      <mn>0</mn>
                    </mrow>
                  </msub>
                </mrow>
              </mrow>
              <mo stretchy="false">)</mo>
            </mrow>
            <mrow>
              <msub>
                <mi>x</mi>
                <mrow>
                  <mn>1</mn>
                </mrow>
              </msub>
              <mo stretchy="false">=</mo>
              <mrow>
                <msub>
                  <mi>d</mi>
                  <mrow>
                    <mn>0</mn>
                  </mrow>
                </msub>
                <mo stretchy="false">−</mo>
                <msub>
                  <mi>b</mi>
                  <mrow>
                    <mn>0</mn>
                  </mrow>
                </msub>
              </mrow>
            </mrow>
            <msub>
              <mo stretchy="false">β</mo>
              <mrow>
                <mn>1</mn>
              </mrow>
            </msub>
          </mrow>
        </mtd>
      </mtr>
    </mtable>
    <annotation encoding="StarMath 5.0">b_{0}%alpha_{1}x_{1} + b_{0}%beta_{1} = c_{0}x_{1}+d_{0}
newline
(b_{0} %alpha_{1} - c_{0})x_{1} = d_{0} - b_{0}%beta_{1}</annotation>
  </semantics>
</math>
</file>

<file path=Object 8/content.xml><?xml version="1.0" encoding="utf-8"?>
<math xmlns="http://www.w3.org/1998/Math/MathML">
  <semantics>
    <mrow>
      <mfenced open="{" close="}">
        <mrow>
          <mtable>
            <mtr>
              <mtd>
                <mrow>
                  <msub>
                    <mi>b</mi>
                    <mrow>
                      <mn>0</mn>
                    </mrow>
                  </msub>
                  <mrow>
                    <mrow>
                      <msub>
                        <mo stretchy="false">α</mo>
                        <mrow>
                          <mn>1</mn>
                        </mrow>
                      </msub>
                      <mo stretchy="false">−</mo>
                      <msub>
                        <mi>c</mi>
                        <mrow>
                          <mn>0</mn>
                        </mrow>
                      </msub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row>
                    <msub>
                      <mi>d</mi>
                      <mrow>
                        <mn>0</mn>
                      </mrow>
                    </msub>
                    <mo stretchy="false">−</mo>
                    <msub>
                      <mi>b</mi>
                      <mrow>
                        <mn>0</mn>
                      </mrow>
                    </msub>
                  </mrow>
                  <mrow>
                    <msub>
                      <mo stretchy="false">β</mo>
                      <mrow>
                        <mn>1</mn>
                      </mrow>
                    </msub>
                    <mo stretchy="false">=</mo>
                    <mn>0</mn>
                  </mrow>
                </mrow>
              </mtd>
            </mtr>
          </mtable>
        </mrow>
      </mfenced>
    </mrow>
    <annotation encoding="StarMath 5.0">left lbrace stack{
	b_{0}%alpha_{1} - c_{0} = 0#
	d_{0}-b_{0}%beta_{1}= 0
} right rbrace</annotation>
  </semantics>
</math>
</file>

<file path=Object 9/content.xml><?xml version="1.0" encoding="utf-8"?>
<math xmlns="http://www.w3.org/1998/Math/MathML">
  <semantics>
    <mrow>
      <mtable>
        <mtr>
          <mtd>
            <mrow>
              <mrow>
                <msub>
                  <mo stretchy="false">α</mo>
                  <mrow>
                    <mn>1</mn>
                  </mrow>
                </msub>
                <mo stretchy="false">=</mo>
                <mrow>
                  <msub>
                    <mi>c</mi>
                    <mrow>
                      <mn>0</mn>
                    </mrow>
                  </msub>
                  <mo stretchy="false">/</mo>
                  <msub>
                    <mi>b</mi>
                    <mrow>
                      <mn>0</mn>
                    </mrow>
                  </msub>
                </mrow>
              </mrow>
            </mrow>
          </mtd>
        </mtr>
        <mtr>
          <mtd>
            <mrow>
              <mrow>
                <msub>
                  <mo stretchy="false">β</mo>
                  <mrow>
                    <mn>1</mn>
                  </mrow>
                </msub>
                <mo stretchy="false">=</mo>
                <mrow>
                  <msub>
                    <mi>d</mi>
                    <mrow>
                      <mn>0</mn>
                    </mrow>
                  </msub>
                  <mo stretchy="false">/</mo>
                  <msub>
                    <mi>b</mi>
                    <mrow>
                      <mn>0</mn>
                    </mrow>
                  </msub>
                </mrow>
              </mrow>
            </mrow>
          </mtd>
        </mtr>
      </mtable>
    </mrow>
    <annotation encoding="StarMath 5.0">stack{
	%alpha_{1} = c_{0}/b_{0}
	#
	%beta_{1}= d_{0}/b_{0}
}</annotation>
  </semantics>
</math>
</file>